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 fo:language="en" fo:country="US"/>
    </style:style>
    <style:style style:name="P2" style:parent-style-name="Normal" style:family="paragraph">
      <style:paragraph-properties fo:text-indent="0in"/>
      <style:text-properties fo:language="en" fo:country="US"/>
    </style:style>
    <style:style style:name="P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8" style:parent-style-name="Normal" style:family="paragraph">
      <style:paragraph-properties fo:text-indent="0in"/>
    </style:style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Normal" style:family="paragraph">
      <style:paragraph-properties fo:text-indent="0in"/>
      <style:text-properties fo:language="en" fo:country="US"/>
    </style:style>
    <style:style style:name="P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" style:parent-style-name="gntyacmbo3b" style:family="text">
      <style:text-properties style:font-name="Lucida Console" fo:color="#FFFFFF" fo:language="en" fo:country="US"/>
    </style:style>
    <style:style style:name="P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" style:parent-style-name="gntyacmbo3b" style:family="text">
      <style:text-properties style:font-name="Lucida Console" fo:color="#FFFFFF" fo:language="en" fo:country="US"/>
    </style:style>
    <style:style style:name="P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" style:parent-style-name="gntyacmbo3b" style:family="text">
      <style:text-properties style:font-name="Lucida Console" fo:color="#FFFFFF" fo:language="en" fo:country="US"/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3" style:parent-style-name="gntyacmbo3b" style:family="text">
      <style:text-properties style:font-name="Lucida Console" fo:color="#FFFFFF" fo:language="en" fo:country="US"/>
    </style:style>
    <style:style style:name="P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" style:parent-style-name="gntyacmbo3b" style:family="text">
      <style:text-properties style:font-name="Lucida Console" fo:color="#FFFFFF" fo:language="en" fo:country="US"/>
    </style:style>
    <style:style style:name="P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7" style:parent-style-name="gntyacmbo3b" style:family="text">
      <style:text-properties style:font-name="Lucida Console" fo:color="#FFFFFF" fo:background-color="#00FF00" fo:language="en" fo:country="US"/>
    </style:style>
    <style:style style:name="T48" style:parent-style-name="gntyacmbo3b" style:family="text">
      <style:text-properties style:font-name="Lucida Console" fo:color="#FFFFFF" fo:language="en" fo:country="US"/>
    </style:style>
    <style:style style:name="T49" style:parent-style-name="gntyacmbo3b" style:family="text">
      <style:text-properties style:font-name="Lucida Console" fo:color="#FFFFFF" fo:background-color="#00FF00" fo:language="en" fo:country="US"/>
    </style:style>
    <style:style style:name="P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1" style:parent-style-name="gntyacmbo3b" style:family="text">
      <style:text-properties style:font-name="Lucida Console" fo:color="#FFFFFF"/>
    </style:style>
    <style:style style:name="P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" style:parent-style-name="gntyacmbo3b" style:family="text">
      <style:text-properties style:font-name="Lucida Console" fo:color="#FFFFFF"/>
    </style:style>
    <style:style style:name="P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" style:parent-style-name="gntyacmbo3b" style:family="text">
      <style:text-properties style:font-name="Lucida Console" fo:color="#FFFFFF" fo:background-color="#00FF00"/>
    </style:style>
    <style:style style:name="T56" style:parent-style-name="gntyacmbo3b" style:family="text">
      <style:text-properties style:font-name="Lucida Console" fo:color="#FFFFFF"/>
    </style:style>
    <style:style style:name="T57" style:parent-style-name="gntyacmbo3b" style:family="text">
      <style:text-properties style:font-name="Lucida Console" fo:color="#FFFFFF" fo:background-color="#00FF00"/>
    </style:style>
    <style:style style:name="P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9" style:parent-style-name="gntyacmbo3b" style:family="text">
      <style:text-properties style:font-name="Lucida Console" fo:color="#FFFFFF" fo:background-color="#00FF00"/>
    </style:style>
    <style:style style:name="T60" style:parent-style-name="gntyacmbo3b" style:family="text">
      <style:text-properties style:font-name="Lucida Console" fo:color="#FFFFFF"/>
    </style:style>
    <style:style style:name="T61" style:parent-style-name="gntyacmbo3b" style:family="text">
      <style:text-properties style:font-name="Lucida Console" fo:color="#FFFFFF" fo:background-color="#00FF00"/>
    </style:style>
    <style:style style:name="P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3" style:parent-style-name="gntyacmbo3b" style:family="text">
      <style:text-properties style:font-name="Lucida Console" fo:color="#FFFFFF"/>
    </style:style>
    <style:style style:name="P64" style:parent-style-name="Normal" style:family="paragraph">
      <style:paragraph-properties fo:text-indent="0in"/>
      <style:text-properties fo:language="en" fo:country="US"/>
    </style:style>
    <style:style style:name="P65" style:parent-style-name="ListParagraph" style:list-style-name="LFO1" style:family="paragraph">
      <style:text-properties fo:language="en" fo:country="US"/>
    </style:style>
    <style:style style:name="P66" style:parent-style-name="Normal" style:family="paragraph">
      <style:paragraph-properties fo:text-indent="0in"/>
      <style:text-properties fo:language="en" fo:country="US"/>
    </style:style>
    <style:style style:name="P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" style:parent-style-name="gntyacmbo3b" style:family="text">
      <style:text-properties style:font-name="Lucida Console" fo:color="#FFFFFF" fo:language="en" fo:country="US"/>
    </style:style>
    <style:style style:name="P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" style:parent-style-name="gntyacmbo3b" style:family="text">
      <style:text-properties style:font-name="Lucida Console" fo:color="#FFFFFF" fo:language="en" fo:country="US"/>
    </style:style>
    <style:style style:name="P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" style:parent-style-name="gntyacmbo3b" style:family="text">
      <style:text-properties style:font-name="Lucida Console" fo:color="#FFFFFF" fo:language="en" fo:country="US"/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" style:parent-style-name="gntyacmbo3b" style:family="text">
      <style:text-properties style:font-name="Lucida Console" fo:color="#FFFFFF" fo:language="en" fo:country="US"/>
    </style:style>
    <style:style style:name="P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" style:parent-style-name="gntyacmbo3b" style:family="text">
      <style:text-properties style:font-name="Lucida Console" fo:color="#FFFFFF" fo:language="en" fo:country="US"/>
    </style:style>
    <style:style style:name="P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" style:parent-style-name="gntyacmbo3b" style:family="text">
      <style:text-properties style:font-name="Lucida Console" fo:color="#FFFFFF" fo:background-color="#00FF00" fo:language="en" fo:country="US"/>
    </style:style>
    <style:style style:name="T80" style:parent-style-name="gntyacmbo3b" style:family="text">
      <style:text-properties style:font-name="Lucida Console" fo:color="#FFFFFF" fo:language="en" fo:country="US"/>
    </style:style>
    <style:style style:name="T81" style:parent-style-name="gntyacmbo3b" style:family="text">
      <style:text-properties style:font-name="Lucida Console" fo:color="#FFFFFF" fo:background-color="#00FF00" fo:language="en" fo:country="US"/>
    </style:style>
    <style:style style:name="P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3" style:parent-style-name="gntyacmbo3b" style:family="text">
      <style:text-properties style:font-name="Lucida Console" fo:color="#FFFFFF"/>
    </style:style>
    <style:style style:name="P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" style:parent-style-name="gntyacmbo3b" style:family="text">
      <style:text-properties style:font-name="Lucida Console" fo:color="#FFFFFF"/>
    </style:style>
    <style:style style:name="P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" style:parent-style-name="gntyacmbo3b" style:family="text">
      <style:text-properties style:font-name="Lucida Console" fo:color="#FFFFFF" fo:background-color="#00FF00"/>
    </style:style>
    <style:style style:name="T88" style:parent-style-name="gntyacmbo3b" style:family="text">
      <style:text-properties style:font-name="Lucida Console" fo:color="#FFFFFF"/>
    </style:style>
    <style:style style:name="T89" style:parent-style-name="gntyacmbo3b" style:family="text">
      <style:text-properties style:font-name="Lucida Console" fo:color="#FFFFFF" fo:background-color="#00FF00"/>
    </style:style>
    <style:style style:name="P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" style:parent-style-name="gntyacmbo3b" style:family="text">
      <style:text-properties style:font-name="Lucida Console" fo:color="#FFFFFF" fo:background-color="#00FF00"/>
    </style:style>
    <style:style style:name="T92" style:parent-style-name="gntyacmbo3b" style:family="text">
      <style:text-properties style:font-name="Lucida Console" fo:color="#FFFFFF"/>
    </style:style>
    <style:style style:name="T93" style:parent-style-name="gntyacmbo3b" style:family="text">
      <style:text-properties style:font-name="Lucida Console" fo:color="#FFFFFF" fo:background-color="#00FF00"/>
    </style:style>
    <style:style style:name="P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" style:parent-style-name="gntyacmbo3b" style:family="text">
      <style:text-properties style:font-name="Lucida Console" fo:color="#FFFFFF"/>
    </style:style>
    <style:style style:name="P96" style:parent-style-name="Normal" style:family="paragraph">
      <style:paragraph-properties fo:text-indent="0in"/>
      <style:text-properties fo:language="en" fo:country="US"/>
    </style:style>
    <style:style style:name="P97" style:parent-style-name="ListParagraph" style:list-style-name="LFO1" style:family="paragraph">
      <style:text-properties fo:language="en" fo:country="US"/>
    </style:style>
    <style:style style:name="P98" style:parent-style-name="Normal" style:family="paragraph">
      <style:paragraph-properties fo:text-indent="0in"/>
      <style:text-properties fo:language="en" fo:country="US"/>
    </style:style>
    <style:style style:name="P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" style:parent-style-name="gntyacmbo3b" style:family="text">
      <style:text-properties style:font-name="Lucida Console" fo:color="#FFFFFF" fo:language="en" fo:country="US"/>
    </style:style>
    <style:style style:name="P1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2" style:parent-style-name="gntyacmbo3b" style:family="text">
      <style:text-properties style:font-name="Lucida Console" fo:color="#FFFFFF" fo:language="en" fo:country="US"/>
    </style:style>
    <style:style style:name="P1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4" style:parent-style-name="gntyacmbo3b" style:family="text">
      <style:text-properties style:font-name="Lucida Console" fo:color="#FFFFFF" fo:language="en" fo:country="US"/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7" style:parent-style-name="gntyacmbo3b" style:family="text">
      <style:text-properties style:font-name="Lucida Console" fo:color="#FFFFFF" fo:language="en" fo:country="US"/>
    </style:style>
    <style:style style:name="P1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9" style:parent-style-name="gntyacmbo3b" style:family="text">
      <style:text-properties style:font-name="Lucida Console" fo:color="#FFFFFF" fo:language="en" fo:country="US"/>
    </style:style>
    <style:style style:name="P1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1" style:parent-style-name="gntyacmbo3b" style:family="text">
      <style:text-properties style:font-name="Lucida Console" fo:color="#FFFFFF" fo:background-color="#00FF00" fo:language="en" fo:country="US"/>
    </style:style>
    <style:style style:name="T112" style:parent-style-name="gntyacmbo3b" style:family="text">
      <style:text-properties style:font-name="Lucida Console" fo:color="#FFFFFF" fo:language="en" fo:country="US"/>
    </style:style>
    <style:style style:name="T113" style:parent-style-name="gntyacmbo3b" style:family="text">
      <style:text-properties style:font-name="Lucida Console" fo:color="#FFFFFF" fo:background-color="#00FF00" fo:language="en" fo:country="US"/>
    </style:style>
    <style:style style:name="P1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5" style:parent-style-name="gntyacmbo3b" style:family="text">
      <style:text-properties style:font-name="Lucida Console" fo:color="#FFFFFF"/>
    </style:style>
    <style:style style:name="P1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7" style:parent-style-name="gntyacmbo3b" style:family="text">
      <style:text-properties style:font-name="Lucida Console" fo:color="#FFFFFF" fo:background-color="#00FF00"/>
    </style:style>
    <style:style style:name="T118" style:parent-style-name="gntyacmbo3b" style:family="text">
      <style:text-properties style:font-name="Lucida Console" fo:color="#FFFFFF"/>
    </style:style>
    <style:style style:name="T119" style:parent-style-name="gntyacmbo3b" style:family="text">
      <style:text-properties style:font-name="Lucida Console" fo:color="#FFFFFF" fo:background-color="#00FF00"/>
    </style:style>
    <style:style style:name="P1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1" style:parent-style-name="gntyacmbo3b" style:family="text">
      <style:text-properties style:font-name="Lucida Console" fo:color="#FFFFFF" fo:background-color="#00FF00"/>
    </style:style>
    <style:style style:name="T122" style:parent-style-name="gntyacmbo3b" style:family="text">
      <style:text-properties style:font-name="Lucida Console" fo:color="#FFFFFF"/>
    </style:style>
    <style:style style:name="T123" style:parent-style-name="gntyacmbo3b" style:family="text">
      <style:text-properties style:font-name="Lucida Console" fo:color="#FFFFFF" fo:background-color="#00FF00"/>
    </style:style>
    <style:style style:name="P1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5" style:parent-style-name="gntyacmbo3b" style:family="text">
      <style:text-properties style:font-name="Lucida Console" fo:color="#FFFFFF" fo:background-color="#00FF00"/>
    </style:style>
    <style:style style:name="T126" style:parent-style-name="gntyacmbo3b" style:family="text">
      <style:text-properties style:font-name="Lucida Console" fo:color="#FFFFFF"/>
    </style:style>
    <style:style style:name="T127" style:parent-style-name="gntyacmbo3b" style:family="text">
      <style:text-properties style:font-name="Lucida Console" fo:color="#FFFFFF" fo:background-color="#00FF00"/>
    </style:style>
    <style:style style:name="P1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9" style:parent-style-name="gntyacmbo3b" style:family="text">
      <style:text-properties style:font-name="Lucida Console" fo:color="#FFFFFF"/>
    </style:style>
    <style:style style:name="P130" style:parent-style-name="Normal" style:family="paragraph">
      <style:paragraph-properties fo:text-indent="0in"/>
      <style:text-properties fo:language="en" fo:country="US"/>
    </style:style>
    <style:style style:name="P131" style:parent-style-name="ListParagraph" style:list-style-name="LFO1" style:family="paragraph">
      <style:text-properties fo:language="en" fo:country="US"/>
    </style:style>
    <style:style style:name="P132" style:parent-style-name="ListParagraph" style:list-style-name="LFO1" style:family="paragraph">
      <style:text-properties fo:language="en" fo:country="US"/>
    </style:style>
    <style:style style:name="P133" style:parent-style-name="ListParagraph" style:list-style-name="LFO1" style:family="paragraph"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Normal" style:family="paragraph">
      <style:paragraph-properties fo:text-indent="0in"/>
      <style:text-properties fo:language="en" fo:country="US"/>
    </style:style>
    <style:style style:name="P1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7" style:parent-style-name="gntyacmbo3b" style:family="text">
      <style:text-properties style:font-name="Lucida Console" fo:color="#FFFFFF" fo:language="en" fo:country="US"/>
    </style:style>
    <style:style style:name="P1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9" style:parent-style-name="gntyacmbo3b" style:family="text">
      <style:text-properties style:font-name="Lucida Console" fo:color="#FFFFFF" fo:language="en" fo:country="US"/>
    </style:style>
    <style:style style:name="P1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1" style:parent-style-name="gntyacmbo3b" style:family="text">
      <style:text-properties style:font-name="Lucida Console" fo:color="#FFFFFF" fo:language="en" fo:country="US"/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4" style:parent-style-name="gntyacmbo3b" style:family="text">
      <style:text-properties style:font-name="Lucida Console" fo:color="#FFFFFF" fo:language="en" fo:country="US"/>
    </style:style>
    <style:style style:name="P1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6" style:parent-style-name="gntyacmbo3b" style:family="text">
      <style:text-properties style:font-name="Lucida Console" fo:color="#FFFFFF" fo:language="en" fo:country="US"/>
    </style:style>
    <style:style style:name="P1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8" style:parent-style-name="gntyacmbo3b" style:family="text">
      <style:text-properties style:font-name="Lucida Console" fo:color="#FFFFFF" fo:language="en" fo:country="US"/>
    </style:style>
    <style:style style:name="P1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0" style:parent-style-name="gntyacmbo3b" style:family="text">
      <style:text-properties style:font-name="Lucida Console" fo:color="#FFFFFF" fo:background-color="#00FF00"/>
    </style:style>
    <style:style style:name="T151" style:parent-style-name="gntyacmbo3b" style:family="text">
      <style:text-properties style:font-name="Lucida Console" fo:color="#FFFFFF"/>
    </style:style>
    <style:style style:name="T152" style:parent-style-name="gntyacmbo3b" style:family="text">
      <style:text-properties style:font-name="Lucida Console" fo:color="#FFFFFF" fo:background-color="#00FF00"/>
    </style:style>
    <style:style style:name="P1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4" style:parent-style-name="gntyacmbo3b" style:family="text">
      <style:text-properties style:font-name="Lucida Console" fo:color="#FFFFFF" fo:background-color="#00FF00"/>
    </style:style>
    <style:style style:name="T155" style:parent-style-name="gntyacmbo3b" style:family="text">
      <style:text-properties style:font-name="Lucida Console" fo:color="#FFFFFF"/>
    </style:style>
    <style:style style:name="T156" style:parent-style-name="gntyacmbo3b" style:family="text">
      <style:text-properties style:font-name="Lucida Console" fo:color="#FFFFFF" fo:background-color="#00FF00"/>
    </style:style>
    <style:style style:name="P1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8" style:parent-style-name="gntyacmbo3b" style:family="text">
      <style:text-properties style:font-name="Lucida Console" fo:color="#FFFFFF" fo:background-color="#00FF00"/>
    </style:style>
    <style:style style:name="T159" style:parent-style-name="gntyacmbo3b" style:family="text">
      <style:text-properties style:font-name="Lucida Console" fo:color="#FFFFFF"/>
    </style:style>
    <style:style style:name="T160" style:parent-style-name="gntyacmbo3b" style:family="text">
      <style:text-properties style:font-name="Lucida Console" fo:color="#FFFFFF" fo:background-color="#00FF00"/>
    </style:style>
    <style:style style:name="P1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2" style:parent-style-name="gntyacmbo3b" style:family="text">
      <style:text-properties style:font-name="Lucida Console" fo:color="#FFFFFF" fo:background-color="#00FF00"/>
    </style:style>
    <style:style style:name="T163" style:parent-style-name="gntyacmbo3b" style:family="text">
      <style:text-properties style:font-name="Lucida Console" fo:color="#FFFFFF"/>
    </style:style>
    <style:style style:name="T164" style:parent-style-name="gntyacmbo3b" style:family="text">
      <style:text-properties style:font-name="Lucida Console" fo:color="#FFFFFF" fo:background-color="#00FF00"/>
    </style:style>
    <style:style style:name="P1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6" style:parent-style-name="gntyacmbo3b" style:family="text">
      <style:text-properties style:font-name="Lucida Console" fo:color="#FFFFFF" fo:background-color="#00FF00"/>
    </style:style>
    <style:style style:name="T167" style:parent-style-name="gntyacmbo3b" style:family="text">
      <style:text-properties style:font-name="Lucida Console" fo:color="#FFFFFF"/>
    </style:style>
    <style:style style:name="T168" style:parent-style-name="gntyacmbo3b" style:family="text">
      <style:text-properties style:font-name="Lucida Console" fo:color="#FFFFFF" fo:background-color="#00FF00"/>
    </style:style>
    <style:style style:name="P169" style:parent-style-name="Normal" style:family="paragraph">
      <style:paragraph-properties fo:text-indent="0in"/>
      <style:text-properties fo:language="en" fo:country="US"/>
    </style:style>
    <style:style style:name="P170" style:parent-style-name="ListParagraph" style:list-style-name="LFO1" style:family="paragraph">
      <style:text-properties fo:language="en" fo:country="US"/>
    </style:style>
    <style:style style:name="P171" style:parent-style-name="ListParagraph" style:list-style-name="LFO1" style:family="paragraph"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Normal" style:family="paragraph">
      <style:paragraph-properties fo:text-indent="0in"/>
      <style:text-properties fo:language="en" fo:country="US"/>
    </style:style>
    <style:style style:name="P1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5" style:parent-style-name="gntyacmbo3b" style:family="text">
      <style:text-properties style:font-name="Lucida Console" fo:color="#FFFFFF" fo:language="en" fo:country="US"/>
    </style:style>
    <style:style style:name="P1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7" style:parent-style-name="gntyacmbo3b" style:family="text">
      <style:text-properties style:font-name="Lucida Console" fo:color="#FFFFFF" fo:language="en" fo:country="US"/>
    </style:style>
    <style:style style:name="P1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9" style:parent-style-name="gntyacmbo3b" style:family="text">
      <style:text-properties style:font-name="Lucida Console" fo:color="#FFFFFF" fo:language="en" fo:country="US"/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2" style:parent-style-name="gntyacmbo3b" style:family="text">
      <style:text-properties style:font-name="Lucida Console" fo:color="#FFFFFF" fo:language="en" fo:country="US"/>
    </style:style>
    <style:style style:name="P1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4" style:parent-style-name="gntyacmbo3b" style:family="text">
      <style:text-properties style:font-name="Lucida Console" fo:color="#FFFFFF" fo:language="en" fo:country="US"/>
    </style:style>
    <style:style style:name="P1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6" style:parent-style-name="gntyacmbo3b" style:family="text">
      <style:text-properties style:font-name="Lucida Console" fo:color="#FFFFFF" fo:language="en" fo:country="US"/>
    </style:style>
    <style:style style:name="P1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8" style:parent-style-name="gntyacmbo3b" style:family="text">
      <style:text-properties style:font-name="Lucida Console" fo:color="#FFFFFF" fo:background-color="#00FF00"/>
    </style:style>
    <style:style style:name="T189" style:parent-style-name="gntyacmbo3b" style:family="text">
      <style:text-properties style:font-name="Lucida Console" fo:color="#FFFFFF"/>
    </style:style>
    <style:style style:name="T190" style:parent-style-name="gntyacmbo3b" style:family="text">
      <style:text-properties style:font-name="Lucida Console" fo:color="#FFFFFF" fo:background-color="#00FF00"/>
    </style:style>
    <style:style style:name="P1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2" style:parent-style-name="gntyacmbo3b" style:family="text">
      <style:text-properties style:font-name="Lucida Console" fo:color="#FFFFFF" fo:background-color="#00FF00"/>
    </style:style>
    <style:style style:name="T193" style:parent-style-name="gntyacmbo3b" style:family="text">
      <style:text-properties style:font-name="Lucida Console" fo:color="#FFFFFF"/>
    </style:style>
    <style:style style:name="T194" style:parent-style-name="gntyacmbo3b" style:family="text">
      <style:text-properties style:font-name="Lucida Console" fo:color="#FFFFFF" fo:background-color="#00FF00"/>
    </style:style>
    <style:style style:name="P1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6" style:parent-style-name="gntyacmbo3b" style:family="text">
      <style:text-properties style:font-name="Lucida Console" fo:color="#FFFFFF"/>
    </style:style>
    <style:style style:name="P1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8" style:parent-style-name="gntyacmbo3b" style:family="text">
      <style:text-properties style:font-name="Lucida Console" fo:color="#FFFFFF" fo:background-color="#00FF00"/>
    </style:style>
    <style:style style:name="T199" style:parent-style-name="gntyacmbo3b" style:family="text">
      <style:text-properties style:font-name="Lucida Console" fo:color="#FFFFFF"/>
    </style:style>
    <style:style style:name="T200" style:parent-style-name="gntyacmbo3b" style:family="text">
      <style:text-properties style:font-name="Lucida Console" fo:color="#FFFFFF" fo:background-color="#00FF00"/>
    </style:style>
    <style:style style:name="P2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2" style:parent-style-name="gntyacmbo3b" style:family="text">
      <style:text-properties style:font-name="Lucida Console" fo:color="#FFFFFF"/>
    </style:style>
    <style:style style:name="P203" style:parent-style-name="Normal" style:family="paragraph">
      <style:paragraph-properties fo:text-indent="0in"/>
      <style:text-properties fo:language="en" fo:country="US"/>
    </style:style>
    <style:style style:name="P204" style:parent-style-name="ListParagraph" style:list-style-name="LFO1" style:family="paragraph">
      <style:text-properties fo:language="en" fo:country="US"/>
    </style:style>
    <style:style style:name="P205" style:parent-style-name="ListParagraph" style:list-style-name="LFO1" style:family="paragraph">
      <style:text-properties fo:language="en" fo:country="US"/>
    </style:style>
    <style:style style:name="P206" style:parent-style-name="ListParagraph" style:list-style-name="LFO1" style:family="paragraph">
      <style:text-properties fo:language="en" fo:country="US"/>
    </style:style>
    <style:style style:name="P207" style:parent-style-name="Normal" style:family="paragraph">
      <style:paragraph-properties fo:text-indent="0in"/>
      <style:text-properties fo:language="en" fo:country="US"/>
    </style:style>
    <style:style style:name="P208" style:parent-style-name="Normal" style:family="paragraph">
      <style:paragraph-properties fo:text-indent="0in"/>
      <style:text-properties fo:language="en" fo:country="US"/>
    </style:style>
    <style:style style:name="P20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f4b" style:family="text">
      <style:text-properties style:font-name="Lucida Console" fo:color="#FF6600" fo:language="en" fo:country="US"/>
    </style:style>
    <style:style style:name="T212" style:parent-style-name="gntyacmbe3b" style:family="text">
      <style:text-properties style:font-name="Lucida Console" fo:color="#FF6600"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fo:color="#FFFFFF"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fo:color="#FFFFFF" fo:background-color="#00FF00" fo:language="en" fo:country="US"/>
    </style:style>
    <style:style style:name="T226" style:parent-style-name="gntyacmbo3b" style:family="text">
      <style:text-properties style:font-name="Lucida Console" fo:color="#FFFFFF" fo:language="en" fo:country="US"/>
    </style:style>
    <style:style style:name="T227" style:parent-style-name="gntyacmbo3b" style:family="text">
      <style:text-properties style:font-name="Lucida Console" fo:color="#FFFFFF" fo:background-color="#00FF00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9" style:parent-style-name="gntyacmbo3b" style:family="text">
      <style:text-properties style:font-name="Lucida Console" fo:color="#FFFFFF" fo:background-color="#00FF00"/>
    </style:style>
    <style:style style:name="T230" style:parent-style-name="gntyacmbo3b" style:family="text">
      <style:text-properties style:font-name="Lucida Console" fo:color="#FFFFFF"/>
    </style:style>
    <style:style style:name="T231" style:parent-style-name="gntyacmbo3b" style:family="text">
      <style:text-properties style:font-name="Lucida Console" fo:color="#FFFFFF" fo:background-color="#00FF00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fo:color="#FFFFFF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fo:color="#FFFFFF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fo:color="#FFFFFF" fo:background-color="#00FF00"/>
    </style:style>
    <style:style style:name="T238" style:parent-style-name="gntyacmbo3b" style:family="text">
      <style:text-properties style:font-name="Lucida Console" fo:color="#FFFFFF"/>
    </style:style>
    <style:style style:name="T239" style:parent-style-name="gntyacmbo3b" style:family="text">
      <style:text-properties style:font-name="Lucida Console" fo:color="#FFFFFF" fo:background-color="#00FF00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fo:color="#FFFFFF" fo:background-color="#00FF00"/>
    </style:style>
    <style:style style:name="T242" style:parent-style-name="gntyacmbo3b" style:family="text">
      <style:text-properties style:font-name="Lucida Console" fo:color="#FFFFFF"/>
    </style:style>
    <style:style style:name="T243" style:parent-style-name="gntyacmbo3b" style:family="text">
      <style:text-properties style:font-name="Lucida Console" fo:color="#FFFFFF" fo:background-color="#00FF00"/>
    </style:style>
    <style:style style:name="P244" style:parent-style-name="Normal" style:family="paragraph">
      <style:paragraph-properties fo:text-indent="0in"/>
      <style:text-properties fo:language="en" fo:country="US"/>
    </style:style>
    <style:style style:name="P245" style:parent-style-name="ListParagraph" style:list-style-name="LFO1" style:family="paragraph">
      <style:text-properties fo:language="en" fo:country="US"/>
    </style:style>
    <style:style style:name="P246" style:parent-style-name="Normal" style:family="paragraph">
      <style:paragraph-properties fo:text-indent="0in"/>
      <style:text-properties fo:language="en" fo:country="US"/>
    </style:style>
    <style:style style:name="P2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8" style:parent-style-name="gntyacmbo3b" style:family="text">
      <style:text-properties style:font-name="Lucida Console" fo:color="#FFFFFF" fo:language="en" fo:country="US"/>
    </style:style>
    <style:style style:name="P2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0" style:parent-style-name="gntyacmbo3b" style:family="text">
      <style:text-properties style:font-name="Lucida Console" fo:color="#FFFFFF"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fo:color="#FFFFFF"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fo:color="#FFFFFF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fo:color="#FFFFFF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fo:color="#FFFFFF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fo:color="#FFFFFF" fo:background-color="#00FF00"/>
    </style:style>
    <style:style style:name="T268" style:parent-style-name="gntyacmbo3b" style:family="text">
      <style:text-properties style:font-name="Lucida Console" fo:color="#FFFFFF"/>
    </style:style>
    <style:style style:name="T269" style:parent-style-name="gntyacmbo3b" style:family="text">
      <style:text-properties style:font-name="Lucida Console" fo:color="#FFFFFF" fo:background-color="#00FF00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1" style:parent-style-name="gntyacmbo3b" style:family="text">
      <style:text-properties style:font-name="Lucida Console" fo:color="#FFFFFF"/>
    </style:style>
    <style:style style:name="P272" style:parent-style-name="Normal" style:family="paragraph">
      <style:paragraph-properties fo:text-indent="0in"/>
      <style:text-properties fo:language="en" fo:country="US"/>
    </style:style>
    <style:style style:name="P273" style:parent-style-name="ListParagraph" style:list-style-name="LFO1" style:family="paragraph"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fo:color="#FFFFFF"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7" style:parent-style-name="gntyacmbo3b" style:family="text">
      <style:text-properties style:font-name="Lucida Console" fo:color="#FFFFFF" fo:language="en" fo:country="US"/>
    </style:style>
    <style:style style:name="P2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9" style:parent-style-name="gntyacmbo3b" style:family="text">
      <style:text-properties style:font-name="Lucida Console" fo:color="#FFFFFF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fo:color="#FFFFFF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fo:color="#FFFFFF" fo:background-color="#00FF00"/>
    </style:style>
    <style:style style:name="T294" style:parent-style-name="gntyacmbo3b" style:family="text">
      <style:text-properties style:font-name="Lucida Console" fo:color="#FFFFFF"/>
    </style:style>
    <style:style style:name="T295" style:parent-style-name="gntyacmbo3b" style:family="text">
      <style:text-properties style:font-name="Lucida Console" fo:color="#FFFFFF" fo:background-color="#00FF00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fo:color="#FFFFFF" fo:background-color="#00FF00"/>
    </style:style>
    <style:style style:name="T298" style:parent-style-name="gntyacmbo3b" style:family="text">
      <style:text-properties style:font-name="Lucida Console" fo:color="#FFFFFF"/>
    </style:style>
    <style:style style:name="T299" style:parent-style-name="gntyacmbo3b" style:family="text">
      <style:text-properties style:font-name="Lucida Console" fo:color="#FFFFFF" fo:background-color="#00FF00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fo:color="#FFFFFF"/>
    </style:style>
    <style:style style:name="P302" style:parent-style-name="Normal" style:family="paragraph">
      <style:paragraph-properties fo:text-indent="0in"/>
      <style:text-properties fo:language="en" fo:country="US"/>
    </style:style>
    <style:style style:name="P303" style:parent-style-name="ListParagraph" style:list-style-name="LFO1" style:family="paragraph">
      <style:text-properties fo:language="en" fo:country="US"/>
    </style:style>
    <style:style style:name="P304" style:parent-style-name="ListParagraph" style:list-style-name="LFO1" style:family="paragraph">
      <style:text-properties fo:language="en" fo:country="US"/>
    </style:style>
    <style:style style:name="P305" style:parent-style-name="Normal" style:family="paragraph">
      <style:paragraph-properties fo:text-indent="0in"/>
      <style:text-properties fo:language="en" fo:country="US"/>
    </style:style>
    <style:style style:name="P3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7" style:parent-style-name="gntyacmbo3b" style:family="text">
      <style:text-properties style:font-name="Lucida Console" fo:color="#FFFFFF" fo:language="en" fo:country="US"/>
    </style:style>
    <style:style style:name="P3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9" style:parent-style-name="gntyacmbo3b" style:family="text">
      <style:text-properties style:font-name="Lucida Console" fo:color="#FFFFFF" fo:language="en" fo:country="US"/>
    </style:style>
    <style:style style:name="P3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1" style:parent-style-name="gntyacmbo3b" style:family="text">
      <style:text-properties style:font-name="Lucida Console" fo:color="#FFFFFF"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4" style:parent-style-name="gntyacmbo3b" style:family="text">
      <style:text-properties style:font-name="Lucida Console" fo:color="#FFFFFF" fo:language="en" fo:country="US"/>
    </style:style>
    <style:style style:name="P3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6" style:parent-style-name="gntyacmbo3b" style:family="text">
      <style:text-properties style:font-name="Lucida Console" fo:color="#FFFFFF" fo:language="en" fo:country="US"/>
    </style:style>
    <style:style style:name="P3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8" style:parent-style-name="gntyacmbo3b" style:family="text">
      <style:text-properties style:font-name="Lucida Console" fo:color="#FFFFFF" fo:language="en" fo:country="US"/>
    </style:style>
    <style:style style:name="P3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0" style:parent-style-name="gntyacmbo3b" style:family="text">
      <style:text-properties style:font-name="Lucida Console" fo:color="#FFFFFF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fo:color="#FFFFFF" fo:background-color="#00FF00"/>
    </style:style>
    <style:style style:name="T323" style:parent-style-name="gntyacmbo3b" style:family="text">
      <style:text-properties style:font-name="Lucida Console" fo:color="#FFFFFF"/>
    </style:style>
    <style:style style:name="T324" style:parent-style-name="gntyacmbo3b" style:family="text">
      <style:text-properties style:font-name="Lucida Console" fo:color="#FFFFFF" fo:background-color="#00FF00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fo:color="#FFFFFF" fo:background-color="#00FF00"/>
    </style:style>
    <style:style style:name="T327" style:parent-style-name="gntyacmbo3b" style:family="text">
      <style:text-properties style:font-name="Lucida Console" fo:color="#FFFFFF"/>
    </style:style>
    <style:style style:name="T328" style:parent-style-name="gntyacmbo3b" style:family="text">
      <style:text-properties style:font-name="Lucida Console" fo:color="#FFFFFF" fo:background-color="#00FF00"/>
    </style:style>
    <style:style style:name="P3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0" style:parent-style-name="gntyacmbo3b" style:family="text">
      <style:text-properties style:font-name="Lucida Console" fo:color="#FFFFFF" fo:background-color="#00FF00"/>
    </style:style>
    <style:style style:name="T331" style:parent-style-name="gntyacmbo3b" style:family="text">
      <style:text-properties style:font-name="Lucida Console" fo:color="#FFFFFF"/>
    </style:style>
    <style:style style:name="T332" style:parent-style-name="gntyacmbo3b" style:family="text">
      <style:text-properties style:font-name="Lucida Console" fo:color="#FFFFFF" fo:background-color="#00FF00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fo:color="#FFFFFF"/>
    </style:style>
    <style:style style:name="P335" style:parent-style-name="Normal" style:family="paragraph">
      <style:paragraph-properties fo:text-indent="0in"/>
      <style:text-properties fo:language="en" fo:country="US"/>
    </style:style>
    <style:style style:name="P336" style:parent-style-name="ListParagraph" style:list-style-name="LFO1" style:family="paragraph">
      <style:text-properties fo:language="en" fo:country="US"/>
    </style:style>
    <style:style style:name="P337" style:parent-style-name="ListParagraph" style:list-style-name="LFO1" style:family="paragraph">
      <style:text-properties fo:language="en" fo:country="US"/>
    </style:style>
    <style:style style:name="P338" style:parent-style-name="Normal" style:family="paragraph">
      <style:paragraph-properties fo:text-indent="0in"/>
      <style:text-properties fo:language="en" fo:country="US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fo:color="#FFFFFF" fo:language="en" fo:country="US"/>
    </style:style>
    <style:style style:name="P3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2" style:parent-style-name="gntyacmbo3b" style:family="text">
      <style:text-properties style:font-name="Lucida Console" fo:color="#FFFFFF" fo:language="en" fo:country="US"/>
    </style:style>
    <style:style style:name="P3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4" style:parent-style-name="gntyacmbo3b" style:family="text">
      <style:text-properties style:font-name="Lucida Console" fo:color="#FFFFFF" fo:language="en" fo:country="US"/>
    </style:style>
    <style:style style:name="P3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7" style:parent-style-name="gntyacmbo3b" style:family="text">
      <style:text-properties style:font-name="Lucida Console" fo:color="#FFFFFF" fo:language="en" fo:country="US"/>
    </style:style>
    <style:style style:name="P3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9" style:parent-style-name="gntyacmbo3b" style:family="text">
      <style:text-properties style:font-name="Lucida Console" fo:color="#FFFFFF" fo:language="en" fo:country="US"/>
    </style:style>
    <style:style style:name="P3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1" style:parent-style-name="gntyacmbo3b" style:family="text">
      <style:text-properties style:font-name="Lucida Console" fo:color="#FFFFFF" fo:language="en" fo:country="US"/>
    </style:style>
    <style:style style:name="P3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3" style:parent-style-name="gntyacmbo3b" style:family="text">
      <style:text-properties style:font-name="Lucida Console" fo:color="#FFFFFF"/>
    </style:style>
    <style:style style:name="P3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5" style:parent-style-name="gntyacmbo3b" style:family="text">
      <style:text-properties style:font-name="Lucida Console" fo:color="#FFFFFF" fo:background-color="#00FF00"/>
    </style:style>
    <style:style style:name="T356" style:parent-style-name="gntyacmbo3b" style:family="text">
      <style:text-properties style:font-name="Lucida Console" fo:color="#FFFFFF"/>
    </style:style>
    <style:style style:name="T357" style:parent-style-name="gntyacmbo3b" style:family="text">
      <style:text-properties style:font-name="Lucida Console" fo:color="#FFFFFF" fo:background-color="#00FF00"/>
    </style:style>
    <style:style style:name="P3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9" style:parent-style-name="gntyacmbo3b" style:family="text">
      <style:text-properties style:font-name="Lucida Console" fo:color="#FFFFFF" fo:background-color="#00FF00"/>
    </style:style>
    <style:style style:name="T360" style:parent-style-name="gntyacmbo3b" style:family="text">
      <style:text-properties style:font-name="Lucida Console" fo:color="#FFFFFF"/>
    </style:style>
    <style:style style:name="T361" style:parent-style-name="gntyacmbo3b" style:family="text">
      <style:text-properties style:font-name="Lucida Console" fo:color="#FFFFFF" fo:background-color="#00FF00"/>
    </style:style>
    <style:style style:name="P3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3" style:parent-style-name="gntyacmbo3b" style:family="text">
      <style:text-properties style:font-name="Lucida Console" fo:color="#FFFFFF" fo:background-color="#00FF00"/>
    </style:style>
    <style:style style:name="T364" style:parent-style-name="gntyacmbo3b" style:family="text">
      <style:text-properties style:font-name="Lucida Console" fo:color="#FFFFFF"/>
    </style:style>
    <style:style style:name="T365" style:parent-style-name="gntyacmbo3b" style:family="text">
      <style:text-properties style:font-name="Lucida Console" fo:color="#FFFFFF" fo:background-color="#00FF00"/>
    </style:style>
    <style:style style:name="P3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7" style:parent-style-name="gntyacmbo3b" style:family="text">
      <style:text-properties style:font-name="Lucida Console" fo:color="#FFFFFF" fo:background-color="#00FF00"/>
    </style:style>
    <style:style style:name="T368" style:parent-style-name="gntyacmbo3b" style:family="text">
      <style:text-properties style:font-name="Lucida Console" fo:color="#FFFFFF"/>
    </style:style>
    <style:style style:name="T369" style:parent-style-name="gntyacmbo3b" style:family="text">
      <style:text-properties style:font-name="Lucida Console" fo:color="#FFFFFF" fo:background-color="#00FF00"/>
    </style:style>
    <style:style style:name="P370" style:parent-style-name="Normal" style:family="paragraph">
      <style:paragraph-properties fo:text-indent="0in"/>
      <style:text-properties fo:language="en" fo:country="US"/>
    </style:style>
    <style:style style:name="P371" style:parent-style-name="ListParagraph" style:list-style-name="LFO1" style:family="paragraph">
      <style:text-properties fo:language="en" fo:country="US"/>
    </style:style>
    <style:style style:name="P372" style:parent-style-name="ListParagraph" style:list-style-name="LFO1" style:family="paragraph">
      <style:text-properties fo:language="en" fo:country="US"/>
    </style:style>
    <style:style style:name="P373" style:parent-style-name="ListParagraph" style:list-style-name="LFO1" style:family="paragraph">
      <style:text-properties fo:language="en" fo:country="US"/>
    </style:style>
    <style:style style:name="P374" style:parent-style-name="Normal" style:family="paragraph">
      <style:paragraph-properties fo:text-indent="0in"/>
      <style:text-properties fo:language="en" fo:country="US"/>
    </style:style>
    <style:style style:name="P3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6" style:parent-style-name="gntyacmbo3b" style:family="text">
      <style:text-properties style:font-name="Lucida Console" fo:color="#FFFFFF" fo:language="en" fo:country="US"/>
    </style:style>
    <style:style style:name="P3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8" style:parent-style-name="gntyacmbo3b" style:family="text">
      <style:text-properties style:font-name="Lucida Console" fo:color="#FFFFFF" fo:language="en" fo:country="US"/>
    </style:style>
    <style:style style:name="P3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0" style:parent-style-name="gntyacmbo3b" style:family="text">
      <style:text-properties style:font-name="Lucida Console" fo:color="#FFFFFF" fo:language="en" fo:country="US"/>
    </style:style>
    <style:style style:name="P3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3" style:parent-style-name="gntyacmbo3b" style:family="text">
      <style:text-properties style:font-name="Lucida Console" fo:color="#FFFFFF" fo:language="en" fo:country="US"/>
    </style:style>
    <style:style style:name="P3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5" style:parent-style-name="gntyacmbo3b" style:family="text">
      <style:text-properties style:font-name="Lucida Console" fo:color="#FFFFFF" fo:language="en" fo:country="US"/>
    </style:style>
    <style:style style:name="P3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7" style:parent-style-name="gntyacmbo3b" style:family="text">
      <style:text-properties style:font-name="Lucida Console" fo:color="#FFFFFF" fo:language="en" fo:country="US"/>
    </style:style>
    <style:style style:name="P3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9" style:parent-style-name="gntyacmbo3b" style:family="text">
      <style:text-properties style:font-name="Lucida Console" fo:color="#FFFFFF"/>
    </style:style>
    <style:style style:name="P3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1" style:parent-style-name="gntyacmbo3b" style:family="text">
      <style:text-properties style:font-name="Lucida Console" fo:color="#FFFFFF" fo:background-color="#00FF00"/>
    </style:style>
    <style:style style:name="T392" style:parent-style-name="gntyacmbo3b" style:family="text">
      <style:text-properties style:font-name="Lucida Console" fo:color="#FFFFFF"/>
    </style:style>
    <style:style style:name="T393" style:parent-style-name="gntyacmbo3b" style:family="text">
      <style:text-properties style:font-name="Lucida Console" fo:color="#FFFFFF" fo:background-color="#00FF00"/>
    </style:style>
    <style:style style:name="P3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5" style:parent-style-name="gntyacmbo3b" style:family="text">
      <style:text-properties style:font-name="Lucida Console" fo:color="#FFFFFF"/>
    </style:style>
    <style:style style:name="P3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7" style:parent-style-name="gntyacmbo3b" style:family="text">
      <style:text-properties style:font-name="Lucida Console" fo:color="#FFFFFF" fo:background-color="#00FF00"/>
    </style:style>
    <style:style style:name="T398" style:parent-style-name="gntyacmbo3b" style:family="text">
      <style:text-properties style:font-name="Lucida Console" fo:color="#FFFFFF"/>
    </style:style>
    <style:style style:name="T399" style:parent-style-name="gntyacmbo3b" style:family="text">
      <style:text-properties style:font-name="Lucida Console" fo:color="#FFFFFF" fo:background-color="#00FF00"/>
    </style:style>
    <style:style style:name="P4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1" style:parent-style-name="gntyacmbo3b" style:family="text">
      <style:text-properties style:font-name="Lucida Console" fo:color="#FFFFFF"/>
    </style:style>
    <style:style style:name="P402" style:parent-style-name="Normal" style:family="paragraph">
      <style:paragraph-properties fo:text-indent="0in"/>
      <style:text-properties fo:language="en" fo:country="US"/>
    </style:style>
    <style:style style:name="P403" style:parent-style-name="ListParagraph" style:list-style-name="LFO1" style:family="paragraph">
      <style:text-properties fo:language="en" fo:country="US"/>
    </style:style>
    <style:style style:name="P404" style:parent-style-name="ListParagraph" style:list-style-name="LFO1" style:family="paragraph">
      <style:text-properties fo:language="en" fo:country="US"/>
    </style:style>
    <style:style style:name="P405" style:parent-style-name="Normal" style:family="paragraph">
      <style:paragraph-properties fo:text-indent="0in"/>
      <style:text-properties fo:language="en" fo:country="US"/>
    </style:style>
    <style:style style:name="P40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4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4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5" style:parent-style-name="Normal" style:family="paragraph">
      <style:paragraph-properties fo:text-indent="0in"/>
    </style:style>
    <style:style style:name="P436" style:parent-style-name="ListParagraph" style:list-style-name="LFO1" style:family="paragraph">
      <style:text-properties fo:language="en" fo:country="US"/>
    </style:style>
    <style:style style:name="P437" style:parent-style-name="ListParagraph" style:list-style-name="LFO1" style:family="paragraph">
      <style:text-properties fo:language="en" fo:country="US"/>
    </style:style>
    <style:style style:name="P438" style:parent-style-name="Normal" style:family="paragraph">
      <style:paragraph-properties fo:text-indent="0in"/>
      <style:text-properties fo:language="en" fo:country="US"/>
    </style:style>
    <style:style style:name="P4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4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55" style:parent-style-name="Normal" style:family="paragraph">
      <style:paragraph-properties fo:text-indent="0in"/>
      <style:text-properties fo:language="en" fo:country="US"/>
    </style:style>
    <style:style style:name="P456" style:parent-style-name="ListParagraph" style:list-style-name="LFO1" style:family="paragraph">
      <style:text-properties fo:language="en" fo:country="US"/>
    </style:style>
    <style:style style:name="P457" style:parent-style-name="Normal" style:family="paragraph">
      <style:paragraph-properties fo:text-indent="0in"/>
      <style:text-properties fo:language="en" fo:country="US"/>
    </style:style>
    <style:style style:name="P4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74" style:parent-style-name="Normal" style:family="paragraph">
      <style:paragraph-properties fo:text-indent="0in"/>
      <style:text-properties fo:language="en" fo:country="US"/>
    </style:style>
    <style:style style:name="P475" style:parent-style-name="ListParagraph" style:list-style-name="LFO1" style:family="paragraph">
      <style:text-properties fo:language="en" fo:country="US"/>
    </style:style>
    <style:style style:name="P476" style:parent-style-name="ListParagraph" style:list-style-name="LFO1" style:family="paragraph">
      <style:text-properties fo:language="en" fo:country="US"/>
    </style:style>
    <style:style style:name="P477" style:parent-style-name="Normal" style:family="paragraph">
      <style:paragraph-properties fo:text-indent="0in"/>
      <style:text-properties fo:language="en" fo:country="US"/>
    </style:style>
    <style:style style:name="P4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8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97" style:parent-style-name="Normal" style:family="paragraph">
      <style:paragraph-properties fo:text-indent="0in"/>
      <style:text-properties fo:language="en" fo:country="US"/>
    </style:style>
    <style:style style:name="P498" style:parent-style-name="ListParagraph" style:list-style-name="LFO1" style:family="paragraph">
      <style:text-properties fo:language="en" fo:country="US"/>
    </style:style>
    <style:style style:name="P499" style:parent-style-name="Normal" style:family="paragraph">
      <style:paragraph-properties fo:text-indent="0in"/>
      <style:text-properties fo:language="en" fo:country="US"/>
    </style:style>
    <style:style style:name="P5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16" style:parent-style-name="Normal" style:family="paragraph">
      <style:paragraph-properties fo:text-indent="0in"/>
      <style:text-properties fo:language="en" fo:country="US"/>
    </style:style>
    <style:style style:name="P517" style:parent-style-name="ListParagraph" style:list-style-name="LFO1" style:family="paragraph">
      <style:text-properties fo:language="en" fo:country="US"/>
    </style:style>
    <style:style style:name="P518" style:parent-style-name="Normal" style:family="paragraph">
      <style:paragraph-properties fo:text-indent="0in"/>
      <style:text-properties fo:language="en" fo:country="US"/>
    </style:style>
    <style:style style:name="P51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ListParagraph" style:list-style-name="LFO1" style:family="paragraph">
      <style:text-properties fo:language="en" fo:country="US"/>
    </style:style>
    <style:style style:name="P549" style:parent-style-name="ListParagraph" style:list-style-name="LFO1" style:family="paragraph"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5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5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6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6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76" style:parent-style-name="Normal" style:family="paragraph">
      <style:paragraph-properties fo:text-indent="0in"/>
      <style:text-properties fo:language="en" fo:country="US"/>
    </style:style>
    <style:style style:name="P577" style:parent-style-name="ListParagraph" style:list-style-name="LFO1" style:family="paragraph">
      <style:text-properties fo:language="en" fo:country="US"/>
    </style:style>
    <style:style style:name="P578" style:parent-style-name="ListParagraph" style:list-style-name="LFO1" style:family="paragraph">
      <style:text-properties fo:language="en" fo:country="US"/>
    </style:style>
    <style:style style:name="P579" style:parent-style-name="ListParagraph" style:list-style-name="LFO1" style:family="paragraph">
      <style:text-properties fo:language="en" fo:country="US"/>
    </style:style>
    <style:style style:name="P580" style:parent-style-name="Normal" style:family="paragraph">
      <style:paragraph-properties fo:text-indent="0in"/>
      <style:text-properties fo:language="en" fo:country="US"/>
    </style:style>
    <style:style style:name="P5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06" style:parent-style-name="Normal" style:family="paragraph">
      <style:paragraph-properties fo:text-indent="0in"/>
      <style:text-properties fo:language="en" fo:country="US"/>
    </style:style>
    <style:style style:name="P607" style:parent-style-name="ListParagraph" style:list-style-name="LFO1" style:family="paragraph">
      <style:text-properties fo:language="en" fo:country="US"/>
    </style:style>
    <style:style style:name="P608" style:parent-style-name="Normal" style:family="paragraph">
      <style:paragraph-properties fo:text-indent="0in"/>
      <style:text-properties fo:language="en" fo:country="US"/>
    </style:style>
    <style:style style:name="P6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1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34" style:parent-style-name="Normal" style:family="paragraph">
      <style:paragraph-properties fo:text-indent="0in"/>
      <style:text-properties fo:language="en" fo:country="US"/>
    </style:style>
    <style:style style:name="P635" style:parent-style-name="ListParagraph" style:list-style-name="LFO1" style:family="paragraph">
      <style:text-properties fo:language="en" fo:country="US"/>
    </style:style>
    <style:style style:name="P636" style:parent-style-name="Normal" style:family="paragraph">
      <style:paragraph-properties fo:text-indent="0in"/>
      <style:text-properties fo:language="en" fo:country="US"/>
    </style:style>
    <style:style style:name="P63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6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6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6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64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6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6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6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63" style:parent-style-name="Normal" style:family="paragraph">
      <style:paragraph-properties fo:text-indent="0in"/>
      <style:text-properties fo:language="en" fo:country="US"/>
    </style:style>
    <style:style style:name="P664" style:parent-style-name="ListParagraph" style:list-style-name="LFO1" style:family="paragraph">
      <style:text-properties fo:language="en" fo:country="US"/>
    </style:style>
    <style:style style:name="P665" style:parent-style-name="Normal" style:family="paragraph">
      <style:paragraph-properties fo:text-indent="0in"/>
      <style:text-properties fo:language="en" fo:country="US"/>
    </style:style>
    <style:style style:name="P6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7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8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8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88" style:parent-style-name="Normal" style:family="paragraph">
      <style:paragraph-properties fo:text-indent="0in"/>
      <style:text-properties fo:language="en" fo:country="US"/>
    </style:style>
    <style:style style:name="P689" style:parent-style-name="ListParagraph" style:list-style-name="LFO1" style:family="paragraph">
      <style:text-properties fo:language="en" fo:country="US"/>
    </style:style>
    <style:style style:name="P690" style:parent-style-name="ListParagraph" style:list-style-name="LFO1" style:family="paragraph">
      <style:text-properties fo:language="en" fo:country="US"/>
    </style:style>
    <style:style style:name="P691" style:parent-style-name="Normal" style:family="paragraph">
      <style:paragraph-properties fo:text-indent="0in"/>
      <style:text-properties fo:language="en" fo:country="US"/>
    </style:style>
    <style:style style:name="P6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0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17" style:parent-style-name="Normal" style:family="paragraph">
      <style:paragraph-properties fo:text-indent="0in"/>
      <style:text-properties fo:language="en" fo:country="US"/>
    </style:style>
    <style:style style:name="P718" style:parent-style-name="ListParagraph" style:list-style-name="LFO1" style:family="paragraph">
      <style:text-properties fo:language="en" fo:country="US"/>
    </style:style>
    <style:style style:name="P719" style:parent-style-name="Normal" style:family="paragraph">
      <style:text-properties fo:language="en" fo:country="US"/>
    </style:style>
    <style:style style:name="P7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42" style:parent-style-name="Normal" style:family="paragraph">
      <style:paragraph-properties fo:text-indent="0in"/>
      <style:text-properties fo:language="en" fo:country="US"/>
    </style:style>
    <style:style style:name="P743" style:parent-style-name="ListParagraph" style:list-style-name="LFO1" style:family="paragraph">
      <style:text-properties fo:language="en" fo:country="US"/>
    </style:style>
    <style:style style:name="P744" style:parent-style-name="ListParagraph" style:list-style-name="LFO1" style:family="paragraph">
      <style:text-properties fo:language="en" fo:country="US"/>
    </style:style>
    <style:style style:name="P745" style:parent-style-name="Normal" style:family="paragraph">
      <style:paragraph-properties fo:text-indent="0in"/>
      <style:text-properties fo:language="en" fo:country="US"/>
    </style:style>
    <style:style style:name="P74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7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7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5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6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6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7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75" style:parent-style-name="Normal" style:family="paragraph">
      <style:paragraph-properties fo:text-indent="0in"/>
      <style:text-properties fo:language="en" fo:country="US"/>
    </style:style>
    <style:style style:name="P776" style:parent-style-name="ListParagraph" style:list-style-name="LFO1" style:family="paragraph">
      <style:text-properties fo:language="en" fo:country="US"/>
    </style:style>
    <style:style style:name="P777" style:parent-style-name="ListParagraph" style:list-style-name="LFO1" style:family="paragraph">
      <style:text-properties fo:language="en" fo:country="US"/>
    </style:style>
    <style:style style:name="P778" style:parent-style-name="Normal" style:family="paragraph">
      <style:paragraph-properties fo:text-indent="0in"/>
      <style:text-properties fo:language="en" fo:country="US"/>
    </style:style>
    <style:style style:name="P7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9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9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98" style:parent-style-name="Normal" style:family="paragraph">
      <style:paragraph-properties fo:text-indent="0in"/>
      <style:text-properties fo:language="en" fo:country="US"/>
    </style:style>
    <style:style style:name="P799" style:parent-style-name="ListParagraph" style:list-style-name="LFO1" style:family="paragraph">
      <style:text-properties fo:language="en" fo:country="US"/>
    </style:style>
    <style:style style:name="P800" style:parent-style-name="Normal" style:family="paragraph">
      <style:paragraph-properties fo:text-indent="0in"/>
      <style:text-properties fo:language="en" fo:country="US"/>
    </style:style>
    <style:style style:name="P8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8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8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8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8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8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8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8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8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8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817" style:parent-style-name="Normal" style:family="paragraph">
      <style:paragraph-properties fo:text-indent="0in"/>
      <style:text-properties fo:language="en" fo:country="US"/>
    </style:style>
    <style:style style:name="P818" style:parent-style-name="ListParagraph" style:list-style-name="LFO1" style:family="paragraph">
      <style:text-properties fo:language="en" fo:country="US"/>
    </style:style>
    <style:style style:name="P819" style:parent-style-name="Normal" style:family="paragraph">
      <style:paragraph-properties fo:text-indent="0in"/>
      <style:text-properties fo:language="en" fo:country="US"/>
    </style:style>
    <style:style style:name="P820" style:parent-style-name="Normal" style:family="paragraph">
      <style:paragraph-properties fo:text-indent="0in"/>
      <style:text-properties fo:language="en" fo:country="US"/>
    </style:style>
    <style:style style:name="P821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# Cognitive variables actual values</text:p>
      <text:p text:style-name="P4">$pvt_reaction_time</text:p>
      <text:p text:style-name="P5"><text:s text:c="2"/>Tukey multiple comparisons of means</text:p>
      <text:p text:style-name="P6"><text:s text:c="4"/>95% family-wise confidence level</text:p>
      <text:p text:style-name="P7"/>
      <text:p text:style-name="P8">$`as.factor(cluster)`</text:p>
      <text:p text:style-name="P9"><text:s text:c="11"/>diff <text:s text:c="9"/>lwr <text:s text:c="8"/>upr <text:s text:c="4"/>p adj</text:p>
      <text:p text:style-name="P10"><text:span text:style-name="T11">2-1</text:span><text:span text:style-name="T12"><text:s/>-0.08578629 -0.122061992 -0.04951058<text:s/></text:span><text:span text:style-name="T13">0.0000002</text:span></text:p>
      <text:p text:style-name="P14"><text:span text:style-name="T15">3-1</text:span><text:span text:style-name="T16"><text:s/>-0.06956511 -0.110930099 -0.02820012<text:s/></text:span><text:span text:style-name="T17">0.0002071</text:span></text:p>
      <text:p text:style-name="P18">4-1 <text:s/>0.04445552 -0.006461266 <text:s/>0.09537230 0.1081343</text:p>
      <text:p text:style-name="P19">3-2 <text:s/>0.01622118 -0.020762294 <text:s/>0.05320465 0.6563956</text:p>
      <text:p text:style-name="P20"><text:span text:style-name="T21">4-2</text:span><text:span text:style-name="T22"><text:s text:c="2"/>0.13024180 <text:s/>0.082815718 <text:s/>0.17766789<text:s/></text:span><text:span text:style-name="T23">0.0000000</text:span></text:p>
      <text:p text:style-name="P24"><text:span text:style-name="T25">4-3</text:span><text:span text:style-name="T26"><text:s text:c="2"/>0.11402063 <text:s/>0.062597194 <text:s/>0.16544406<text:s/></text:span><text:span text:style-name="T27">0.0000010</text:span></text:p>
      <text:p text:style-name="P28">Significant differences between:</text:p>
      <text:list text:style-name="LFO1" text:continue-numbering="true">
        <text:list-item>
          <text:p text:style-name="P29">C1 and C2</text:p>
        </text:list-item>
        <text:list-item>
          <text:p text:style-name="P30">C1 and C3</text:p>
        </text:list-item>
        <text:list-item>
          <text:p text:style-name="P31">C2 and C4</text:p>
        </text:list-item>
        <text:list-item>
          <text:p text:style-name="P32">C3 and C4</text:p>
        </text:list-item>
      </text:list>
      <text:p text:style-name="P33">C2 and C3 lower means, C1 and C4 higher means</text:p>
      <text:p text:style-name="P34"/>
      <text:p text:style-name="P35"><text:span text:style-name="T36">$nback_miss_1</text:span></text:p>
      <text:p text:style-name="P37"><text:span text:style-name="T38"><text:s text:c="2"/>Tukey multiple comparisons of means</text:span></text:p>
      <text:p text:style-name="P39"><text:span text:style-name="T40"><text:s text:c="4"/>95% family-wise confidence level</text:span></text:p>
      <text:p text:style-name="P41"/>
      <text:p text:style-name="P42"><text:span text:style-name="T43">$`as.factor(cluster)`</text:span></text:p>
      <text:p text:style-name="P44"><text:span text:style-name="T45"><text:s text:c="9"/>diff <text:s text:c="7"/>lwr <text:s text:c="6"/>upr <text:s text:c="4"/>p adj</text:span></text:p>
      <text:p text:style-name="P46"><text:span text:style-name="T47">2-1</text:span><text:span text:style-name="T48"><text:s/>-5.231237 -8.9132304 -1.549244<text:s/></text:span><text:span text:style-name="T49">0.0021132</text:span></text:p>
      <text:p text:style-name="P50"><text:span text:style-name="T51">3-1 -1.246324 -5.4448803 <text:s/>2.952233 0.8621712</text:span></text:p>
      <text:p text:style-name="P52"><text:span text:style-name="T53">4-1 <text:s/>3.816176 -1.3518897 <text:s/>8.984243 0.2190899</text:span></text:p>
      <text:p text:style-name="P54"><text:span text:style-name="T55">3-2</text:span><text:span text:style-name="T56"><text:s text:c="2"/>3.984914 <text:s/>0.2310822 <text:s/>7.738745<text:s/></text:span><text:span text:style-name="T57">0.0332465</text:span></text:p>
      <text:p text:style-name="P58"><text:span text:style-name="T59">4-2</text:span><text:span text:style-name="T60"><text:s text:c="2"/>9.047414 <text:s/>4.2336543 13.861173<text:s/></text:span><text:span text:style-name="T61">0.0000312</text:span></text:p>
      <text:p text:style-name="P62"><text:span text:style-name="T63">4-3 <text:s/>5.062500 -0.1569910 10.281991 0.0605568</text:span></text:p>
      <text:p text:style-name="P64">Significant differences between:</text:p>
      <text:list text:style-name="LFO1" text:continue-numbering="true">
        <text:list-item>
          <text:p text:style-name="P65">C2 has fewer misses than C1/C3/C4</text:p>
        </text:list-item>
      </text:list>
      <text:p text:style-name="P66"/>
      <text:p text:style-name="P67"><text:span text:style-name="T68">$nback_miss_2</text:span></text:p>
      <text:p text:style-name="P69"><text:span text:style-name="T70"><text:s text:c="2"/>Tukey multiple comparisons of means</text:span></text:p>
      <text:p text:style-name="P71"><text:span text:style-name="T72"><text:s text:c="4"/>95% family-wise confidence level</text:span></text:p>
      <text:p text:style-name="P73"/>
      <text:p text:style-name="P74"><text:span text:style-name="T75">$`as.factor(cluster)`</text:span></text:p>
      <text:p text:style-name="P76"><text:span text:style-name="T77"><text:s text:c="9"/>diff <text:s text:c="6"/>lwr <text:s text:c="6"/>upr <text:s text:c="4"/>p adj</text:span></text:p>
      <text:p text:style-name="P78"><text:span text:style-name="T79">2-1</text:span><text:span text:style-name="T80"><text:s/>-4.081136 -6.798489 -1.363783<text:s/></text:span><text:span text:style-name="T81">0.0010521</text:span></text:p>
      <text:p text:style-name="P82"><text:span text:style-name="T83">3-1 <text:s/>1.533088 -1.565494 <text:s/>4.631671 0.5636596</text:span></text:p>
      <text:p text:style-name="P84"><text:span text:style-name="T85">4-1 <text:s/>2.720588 -1.093503 <text:s/>6.534680 0.2464985</text:span></text:p>
      <text:p text:style-name="P86"><text:span text:style-name="T87">3-2</text:span><text:span text:style-name="T88"><text:s text:c="2"/>5.614224 <text:s/>2.843854 <text:s/>8.384595<text:s/></text:span><text:span text:style-name="T89">0.0000072</text:span></text:p>
      <text:p text:style-name="P90"><text:span text:style-name="T91">4-2</text:span><text:span text:style-name="T92"><text:s text:c="2"/>6.801724 <text:s/>3.249115 10.354333<text:s/></text:span><text:span text:style-name="T93">0.0000221</text:span></text:p>
      <text:p text:style-name="P94"><text:span text:style-name="T95">4-3 <text:s/>1.187500 -2.664544 <text:s/>5.039544 0.8483325</text:span></text:p>
      <text:p text:style-name="P96">Significant differences between:</text:p>
      <text:list text:style-name="LFO1" text:continue-numbering="true">
        <text:list-item>
          <text:p text:style-name="P97">C2 has significantly fewer misses than C1/C3/C4</text:p>
        </text:list-item>
      </text:list>
      <text:p text:style-name="P98"/>
      <text:p text:style-name="P99"><text:span text:style-name="T100">$tmt_a_time</text:span></text:p>
      <text:p text:style-name="P101"><text:span text:style-name="T102"><text:s text:c="2"/>Tukey multiple comparisons of means</text:span></text:p>
      <text:soft-page-break/>
      <text:p text:style-name="P103"><text:span text:style-name="T104"><text:s text:c="4"/>95% family-wise confidence level</text:span></text:p>
      <text:p text:style-name="P105"/>
      <text:p text:style-name="P106"><text:span text:style-name="T107">$`as.factor(cluster)`</text:span></text:p>
      <text:p text:style-name="P108"><text:span text:style-name="T109"><text:s text:c="8"/>diff <text:s text:c="8"/>lwr <text:s text:c="6"/>upr <text:s text:c="4"/>p adj</text:span></text:p>
      <text:p text:style-name="P110"><text:span text:style-name="T111">2-1</text:span><text:span text:style-name="T112"><text:s/>-6.41931 -11.2270158 -1.611605<text:s/></text:span><text:span text:style-name="T113">0.0042911</text:span></text:p>
      <text:p text:style-name="P114"><text:span text:style-name="T115">3-1 <text:s/>5.01750 <text:s/>-0.4647005 10.499700 0.0846176</text:span></text:p>
      <text:p text:style-name="P116"><text:span text:style-name="T117">4-1</text:span><text:span text:style-name="T118"><text:s/>10.74750 <text:s text:c="2"/>3.9993777 17.495622<text:s/></text:span><text:span text:style-name="T119">0.0004691</text:span></text:p>
      <text:p text:style-name="P120"><text:span text:style-name="T121">3-2</text:span><text:span text:style-name="T122"><text:s/>11.43681 <text:s text:c="2"/>6.5353030 16.338318<text:s/></text:span><text:span text:style-name="T123">0.0000003</text:span></text:p>
      <text:p text:style-name="P124"><text:span text:style-name="T125">4-2</text:span><text:span text:style-name="T126"><text:s/>17.16681 <text:s/>10.8813185 23.452302<text:s/></text:span><text:span text:style-name="T127">0.0000000</text:span></text:p>
      <text:p text:style-name="P128"><text:span text:style-name="T129">4-3 <text:s/>5.73000 <text:s/>-1.0852695 12.545269 0.1295358</text:span></text:p>
      <text:p text:style-name="P130">Significant differences between:</text:p>
      <text:list text:style-name="LFO1" text:continue-numbering="true">
        <text:list-item>
          <text:p text:style-name="P131">C1 has a significantly longer completion time than C2</text:p>
        </text:list-item>
        <text:list-item>
          <text:p text:style-name="P132">C4 has a significantly longer completion time than C1</text:p>
        </text:list-item>
        <text:list-item>
          <text:p text:style-name="P133">C3 and C4 have a significantly longer completion time than C2</text:p>
        </text:list-item>
      </text:list>
      <text:p text:style-name="P134">C2 perfoming better(best) (shorter time) and C4 performing worse (longer time)</text:p>
      <text:p text:style-name="P135"/>
      <text:p text:style-name="P136"><text:span text:style-name="T137">$tmt_b_time</text:span></text:p>
      <text:p text:style-name="P138"><text:span text:style-name="T139"><text:s text:c="2"/>Tukey multiple comparisons of means</text:span></text:p>
      <text:p text:style-name="P140"><text:span text:style-name="T141"><text:s text:c="4"/>95% family-wise confidence level</text:span></text:p>
      <text:p text:style-name="P142"/>
      <text:p text:style-name="P143"><text:span text:style-name="T144">$`as.factor(cluster)`</text:span></text:p>
      <text:p text:style-name="P145"><text:span text:style-name="T146"><text:s text:c="9"/>diff <text:s text:c="7"/>lwr <text:s text:c="6"/>upr <text:s text:c="4"/>p adj</text:span></text:p>
      <text:p text:style-name="P147"><text:span text:style-name="T148">2-1 -3.565822 -17.016576 <text:s/>9.884933 0.8972061</text:span></text:p>
      <text:p text:style-name="P149"><text:span text:style-name="T150">3-1</text:span><text:span text:style-name="T151"><text:s/>20.666140 <text:s text:c="2"/>5.328318 36.003962<text:s/></text:span><text:span text:style-name="T152">0.0038863</text:span></text:p>
      <text:p text:style-name="P153"><text:span text:style-name="T154">4-1</text:span><text:span text:style-name="T155"><text:s/>41.836765 <text:s/>22.957211 60.716318<text:s/></text:span><text:span text:style-name="T156">0.0000010</text:span></text:p>
      <text:p text:style-name="P157"><text:span text:style-name="T158">3-2</text:span><text:span text:style-name="T159"><text:s/>24.231961 <text:s/>10.518773 37.945150<text:s/></text:span><text:span text:style-name="T160">0.0000926</text:span></text:p>
      <text:p text:style-name="P161"><text:span text:style-name="T162">4-2</text:span><text:span text:style-name="T163"><text:s/>45.402586 <text:s/>27.817357 62.987816<text:s/></text:span><text:span text:style-name="T164">0.0000000</text:span></text:p>
      <text:p text:style-name="P165"><text:span text:style-name="T166">4-3</text:span><text:span text:style-name="T167"><text:s/>21.170625 <text:s text:c="2"/>2.103210 40.238040<text:s/></text:span><text:span text:style-name="T168">0.0237167</text:span></text:p>
      <text:p text:style-name="P169">Significant differences between:</text:p>
      <text:list text:style-name="LFO1" text:continue-numbering="true">
        <text:list-item>
          <text:p text:style-name="P170">C3 and C4 have a significantly longer completion time than C1 and C2</text:p>
        </text:list-item>
        <text:list-item>
          <text:p text:style-name="P171">C4 has a longer completion time than C3</text:p>
        </text:list-item>
      </text:list>
      <text:p text:style-name="P172">C4 has the longest completion times overall, followed by C3. No significant differences between C1 and C2.</text:p>
      <text:p text:style-name="P173"/>
      <text:p text:style-name="P174"><text:span text:style-name="T175">$tmt_diff</text:span></text:p>
      <text:p text:style-name="P176"><text:span text:style-name="T177"><text:s text:c="2"/>Tukey multiple comparisons of means</text:span></text:p>
      <text:p text:style-name="P178"><text:span text:style-name="T179"><text:s text:c="4"/>95% family-wise confidence level</text:span></text:p>
      <text:p text:style-name="P180"/>
      <text:p text:style-name="P181"><text:span text:style-name="T182">$`as.factor(cluster)`</text:span></text:p>
      <text:p text:style-name="P183"><text:span text:style-name="T184"><text:s text:c="9"/>diff <text:s text:c="7"/>lwr <text:s text:c="5"/>upr <text:s text:c="4"/>p adj</text:span></text:p>
      <text:p text:style-name="P185"><text:span text:style-name="T186">2-1 <text:s/>2.853489 -9.8423456 15.54932 0.9340371</text:span></text:p>
      <text:p text:style-name="P187"><text:span text:style-name="T188">3-1</text:span><text:span text:style-name="T189"><text:s/>15.648640 <text:s/>1.1716485 30.12563<text:s/></text:span><text:span text:style-name="T190">0.0291140</text:span></text:p>
      <text:p text:style-name="P191"><text:span text:style-name="T192">4-1</text:span><text:span text:style-name="T193"><text:s/>31.089265 13.2693203 48.90921<text:s/></text:span><text:span text:style-name="T194">0.0001147</text:span></text:p>
      <text:p text:style-name="P195"><text:span text:style-name="T196">3-2 12.795151 -0.1483888 25.73869 0.0538206</text:span></text:p>
      <text:p text:style-name="P197"><text:span text:style-name="T198">4-2</text:span><text:span text:style-name="T199"><text:s/>28.235776 11.6375120 44.83404<text:s/></text:span><text:span text:style-name="T200">0.0001728</text:span></text:p>
      <text:p text:style-name="P201"><text:span text:style-name="T202">4-3 15.440625 -2.5566366 33.43789 0.1177839</text:span></text:p>
      <text:p text:style-name="P203">Significant differences between:</text:p>
      <text:list text:style-name="LFO1" text:continue-numbering="true">
        <text:list-item>
          <text:p text:style-name="P204">C3 and C4 have a larger tmt_diff than C1</text:p>
        </text:list-item>
        <text:list-item>
          <text:p text:style-name="P205">C4 has larger tmt_diff than C2</text:p>
        </text:list-item>
        <text:list-item>
          <text:p text:style-name="P206">C3 has a borderline significantly larger tmt_diff than C1 (p=.0538)</text:p>
        </text:list-item>
      </text:list>
      <text:p text:style-name="P207">C4 has the largest tmt_diff overall, followed by C3. No significant difference between C1 and C2.<text:s/></text:p>
      <text:p text:style-name="P208"/>
      <text:soft-page-break/>
      <text:p text:style-name="P209"># Cognitive variables actual values – WithPCS</text:p>
      <text:p text:style-name="P210"><text:span text:style-name="T211">&gt;<text:s/></text:span><text:span text:style-name="T212">tukey_results_withPCS</text:span></text:p>
      <text:p text:style-name="P213"><text:span text:style-name="T214">$pvt_reaction_time</text:span></text:p>
      <text:p text:style-name="P215"><text:span text:style-name="T216"><text:s text:c="2"/>Tukey multiple comparisons of means</text:span></text:p>
      <text:p text:style-name="P217"><text:span text:style-name="T218"><text:s text:c="4"/>95% family-wise confidence level</text:span></text:p>
      <text:p text:style-name="P219"/>
      <text:p text:style-name="P220"><text:span text:style-name="T221">$`as.factor(withPCS_data$cluster)`</text:span></text:p>
      <text:p text:style-name="P222"><text:span text:style-name="T223"><text:s text:c="11"/>diff <text:s text:c="8"/>lwr <text:s text:c="8"/>upr <text:s text:c="4"/>p adj</text:span></text:p>
      <text:p text:style-name="P224"><text:span text:style-name="T225">2-1</text:span><text:span text:style-name="T226"><text:s/>-0.09151648 -0.15308321 -0.02994975<text:s/></text:span><text:span text:style-name="T227">0.0015539</text:span></text:p>
      <text:p text:style-name="P228"><text:span text:style-name="T229">3-1</text:span><text:span text:style-name="T230"><text:s/>-0.07562839 -0.13303966 -0.01821712<text:s/></text:span><text:span text:style-name="T231">0.0056594</text:span></text:p>
      <text:p text:style-name="P232"><text:span text:style-name="T233">4-1 <text:s/>0.03408476 -0.03453483 <text:s/>0.10270435 0.5481039</text:span></text:p>
      <text:p text:style-name="P234"><text:span text:style-name="T235">3-2 <text:s/>0.01588808 -0.04567864 <text:s/>0.07745481 0.8993494</text:span></text:p>
      <text:p text:style-name="P236"><text:span text:style-name="T237">4-2</text:span><text:span text:style-name="T238"><text:s text:c="2"/>0.12560124 <text:s/>0.05346902 <text:s/>0.19773345<text:s/></text:span><text:span text:style-name="T239">0.0001985</text:span></text:p>
      <text:p text:style-name="P240"><text:span text:style-name="T241">4-3</text:span><text:span text:style-name="T242"><text:s text:c="2"/>0.10971315 <text:s/>0.04109356 <text:s/>0.17833274<text:s/></text:span><text:span text:style-name="T243">0.0006354</text:span></text:p>
      <text:p text:style-name="P244">Significant differences between:</text:p>
      <text:list text:style-name="LFO1" text:continue-numbering="true">
        <text:list-item>
          <text:p text:style-name="P245">WithPCS: C2 and C3 have lower reaction time compared to C1 and C4</text:p>
        </text:list-item>
      </text:list>
      <text:p text:style-name="P246"/>
      <text:p text:style-name="P247"><text:span text:style-name="T248">$nback_miss_1</text:span></text:p>
      <text:p text:style-name="P249"><text:span text:style-name="T250"><text:s text:c="2"/>Tukey multiple comparisons of means</text:span></text:p>
      <text:p text:style-name="P251"><text:span text:style-name="T252"><text:s text:c="4"/>95% family-wise confidence level</text:span></text:p>
      <text:p text:style-name="P253"/>
      <text:p text:style-name="P254"><text:span text:style-name="T255">$`as.factor(withPCS_data$cluster)`</text:span></text:p>
      <text:p text:style-name="P256"><text:span text:style-name="T257"><text:s text:c="10"/>diff <text:s text:c="7"/>lwr <text:s text:c="6"/>upr <text:s text:c="4"/>p adj</text:span></text:p>
      <text:p text:style-name="P258"><text:span text:style-name="T259">2-1 -2.1538462 -7.5331982 <text:s/>3.225506 0.7069502</text:span></text:p>
      <text:p text:style-name="P260"><text:span text:style-name="T261">3-1 -0.4615385 -5.4778101 <text:s/>4.554733 0.9946249</text:span></text:p>
      <text:p text:style-name="P262"><text:span text:style-name="T263">4-1 <text:s/>4.5604396 -1.4351518 10.556031 0.1907776</text:span></text:p>
      <text:p text:style-name="P264"><text:span text:style-name="T265">3-2 <text:s/>1.6923077 -3.6870443 <text:s/>7.071660 0.8330410</text:span></text:p>
      <text:p text:style-name="P266"><text:span text:style-name="T267">4-2</text:span><text:span text:style-name="T268"><text:s text:c="2"/>6.7142857 <text:s/>0.4117812 13.016790<text:s/></text:span><text:span text:style-name="T269">0.0329792</text:span></text:p>
      <text:p text:style-name="P270"><text:span text:style-name="T271">4-3 <text:s/>5.0219780 -0.9736133 11.017569 0.1284298</text:span></text:p>
      <text:p text:style-name="P272">Significant differences between:</text:p>
      <text:list text:style-name="LFO1" text:continue-numbering="true">
        <text:list-item>
          <text:p text:style-name="P273">WithPCS: C4 has more misses than C2</text:p>
        </text:list-item>
      </text:list>
      <text:p text:style-name="P274"/>
      <text:p text:style-name="P275"><text:span text:style-name="T276">$nback_miss_2</text:span></text:p>
      <text:p text:style-name="P277"><text:span text:style-name="T278"><text:s text:c="2"/>Tukey multiple comparisons of means</text:span></text:p>
      <text:p text:style-name="P279"><text:span text:style-name="T280"><text:s text:c="4"/>95% family-wise confidence level</text:span></text:p>
      <text:p text:style-name="P281"/>
      <text:p text:style-name="P282"><text:span text:style-name="T283">$`as.factor(withPCS_data$cluster)`</text:span></text:p>
      <text:p text:style-name="P284"><text:span text:style-name="T285"><text:s text:c="9"/>diff <text:s text:c="9"/>lwr <text:s text:c="7"/>upr <text:s text:c="4"/>p adj</text:span></text:p>
      <text:p text:style-name="P286"><text:span text:style-name="T287">2-1 -2.953846 -6.406693012 <text:s/>0.4990007 0.1165725</text:span></text:p>
      <text:p text:style-name="P288"><text:span text:style-name="T289">3-1 <text:s/>1.692308 -1.527488605 <text:s/>4.9121040 0.5006464</text:span></text:p>
      <text:p text:style-name="P290"><text:span text:style-name="T291">4-1 <text:s/>3.846154 -0.002238804 <text:s/>7.6945465 0.0501812</text:span></text:p>
      <text:p text:style-name="P292"><text:span text:style-name="T293">3-2</text:span><text:span text:style-name="T294"><text:s text:c="2"/>4.646154 <text:s/>1.193306988 <text:s/>8.0990007<text:s/></text:span><text:span text:style-name="T295">0.0045828</text:span></text:p>
      <text:p text:style-name="P296"><text:span text:style-name="T297">4-2</text:span><text:span text:style-name="T298"><text:s text:c="2"/>6.800000 <text:s/>2.754608892 10.8453911<text:s/></text:span><text:span text:style-name="T299">0.0003262</text:span></text:p>
      <text:p text:style-name="P300"><text:span text:style-name="T301">4-3 <text:s/>2.153846 -1.694546497 <text:s/>6.0022388 0.4461893</text:span></text:p>
      <text:p text:style-name="P302">Significant differences between:</text:p>
      <text:list text:style-name="LFO1" text:continue-numbering="true">
        <text:list-item>
          <text:p text:style-name="P303">WithPCS: C3 and C4 have more misses than C2</text:p>
        </text:list-item>
        <text:list-item>
          <text:p text:style-name="P304">WithPCS: C4 shows a borderline significant increase in misses compared to C1</text:p>
        </text:list-item>
      </text:list>
      <text:p text:style-name="P305"/>
      <text:p text:style-name="P306"><text:span text:style-name="T307">$tmt_a_time</text:span></text:p>
      <text:p text:style-name="P308"><text:span text:style-name="T309"><text:s text:c="2"/>Tukey multiple comparisons of means</text:span></text:p>
      <text:p text:style-name="P310"><text:span text:style-name="T311"><text:s text:c="4"/>95% family-wise confidence level</text:span></text:p>
      <text:p text:style-name="P312"/>
      <text:p text:style-name="P313"><text:span text:style-name="T314">$`as.factor(withPCS_data$cluster)`</text:span></text:p>
      <text:p text:style-name="P315"><text:span text:style-name="T316"><text:s text:c="9"/>diff <text:s text:c="7"/>lwr <text:s text:c="6"/>upr <text:s text:c="4"/>p adj</text:span></text:p>
      <text:p text:style-name="P317"><text:span text:style-name="T318">2-1 -6.001231 -13.289150 <text:s/>1.286689 0.1384971</text:span></text:p>
      <text:p text:style-name="P319"><text:span text:style-name="T320">3-1 <text:s/>4.920769 <text:s/>-1.875251 11.716789 0.2272833</text:span></text:p>
      <text:p text:style-name="P321"><text:span text:style-name="T322">4-1</text:span><text:span text:style-name="T323"><text:s text:c="2"/>9.909341 <text:s text:c="2"/>1.786543 18.032138<text:s/></text:span><text:span text:style-name="T324">0.0114840</text:span></text:p>
      <text:p text:style-name="P325"><text:span text:style-name="T326">3-2</text:span><text:span text:style-name="T327"><text:s/>10.922000 <text:s text:c="2"/>3.634081 18.209919<text:s/></text:span><text:span text:style-name="T328">0.0014120</text:span></text:p>
      <text:p text:style-name="P329"><text:span text:style-name="T330">4-2</text:span><text:span text:style-name="T331"><text:s/>15.910571 <text:s text:c="2"/>7.371970 24.449173<text:s/></text:span><text:span text:style-name="T332">0.0000718</text:span></text:p>
      <text:soft-page-break/>
      <text:p text:style-name="P333"><text:span text:style-name="T334">4-3 <text:s/>4.988571 <text:s/>-3.134226 13.111369 0.3645171</text:span></text:p>
      <text:p text:style-name="P335">Significant differences between:</text:p>
      <text:list text:style-name="LFO1" text:continue-numbering="true">
        <text:list-item>
          <text:p text:style-name="P336">WithPCS: C4 longer time compared to C1 and C2</text:p>
        </text:list-item>
        <text:list-item>
          <text:p text:style-name="P337">WithPCS: C3 longer time compared to C2</text:p>
        </text:list-item>
      </text:list>
      <text:p text:style-name="P338"/>
      <text:p text:style-name="P339"><text:span text:style-name="T340">$tmt_b_time</text:span></text:p>
      <text:p text:style-name="P341"><text:span text:style-name="T342"><text:s text:c="2"/>Tukey multiple comparisons of means</text:span></text:p>
      <text:p text:style-name="P343"><text:span text:style-name="T344"><text:s text:c="4"/>95% family-wise confidence level</text:span></text:p>
      <text:p text:style-name="P345"/>
      <text:p text:style-name="P346"><text:span text:style-name="T347">$`as.factor(withPCS_data$cluster)`</text:span></text:p>
      <text:p text:style-name="P348"><text:span text:style-name="T349"><text:s text:c="9"/>diff <text:s text:c="8"/>lwr <text:s text:c="5"/>upr <text:s text:c="4"/>p adj</text:span></text:p>
      <text:p text:style-name="P350"><text:span text:style-name="T351">2-1 -4.254308 -24.6613495 16.15273 0.9434081</text:span></text:p>
      <text:p text:style-name="P352"><text:span text:style-name="T353">3-1 18.397692 <text:s/>-0.6319723 37.42736 0.0613105</text:span></text:p>
      <text:p text:style-name="P354"><text:span text:style-name="T355">4-1</text:span><text:span text:style-name="T356"><text:s/>44.746264 <text:s/>22.0014642 67.49106<text:s/></text:span><text:span text:style-name="T357">0.0000299</text:span></text:p>
      <text:p text:style-name="P358"><text:span text:style-name="T359">3-2</text:span><text:span text:style-name="T360"><text:s/>22.652000 <text:s text:c="2"/>2.2449582 43.05904<text:s/></text:span><text:span text:style-name="T361">0.0245488</text:span></text:p>
      <text:p text:style-name="P362"><text:span text:style-name="T363">4-2</text:span><text:span text:style-name="T364"><text:s/>49.000571 <text:s/>25.0914701 72.90967<text:s/></text:span><text:span text:style-name="T365">0.0000149</text:span></text:p>
      <text:p text:style-name="P366"><text:span text:style-name="T367">4-3</text:span><text:span text:style-name="T368"><text:s/>26.348571 <text:s text:c="2"/>3.6037718 49.09337<text:s/></text:span><text:span text:style-name="T369">0.0176636</text:span></text:p>
      <text:p text:style-name="P370">Significant differences between:</text:p>
      <text:list text:style-name="LFO1" text:continue-numbering="true">
        <text:list-item>
          <text:p text:style-name="P371">WithPCS: C4 longer time compared to C1,C2 and C3</text:p>
        </text:list-item>
        <text:list-item>
          <text:p text:style-name="P372">WithPCS: C3 longer time compared to C2</text:p>
        </text:list-item>
        <text:list-item>
          <text:p text:style-name="P373">WithPCS: Borderline significant difference between C3 and C1</text:p>
        </text:list-item>
      </text:list>
      <text:p text:style-name="P374"/>
      <text:p text:style-name="P375"><text:span text:style-name="T376">$tmt_diff</text:span></text:p>
      <text:p text:style-name="P377"><text:span text:style-name="T378"><text:s text:c="2"/>Tukey multiple comparisons of means</text:span></text:p>
      <text:p text:style-name="P379"><text:span text:style-name="T380"><text:s text:c="4"/>95% family-wise confidence level</text:span></text:p>
      <text:p text:style-name="P381"/>
      <text:p text:style-name="P382"><text:span text:style-name="T383">$`as.factor(withPCS_data$cluster)`</text:span></text:p>
      <text:p text:style-name="P384"><text:span text:style-name="T385"><text:s text:c="9"/>diff <text:s text:c="8"/>lwr <text:s text:c="5"/>upr <text:s text:c="4"/>p adj</text:span></text:p>
      <text:p text:style-name="P386"><text:span text:style-name="T387">2-1 <text:s/>1.746923 -17.5484798 21.04233 0.9948749</text:span></text:p>
      <text:p text:style-name="P388"><text:span text:style-name="T389">3-1 13.476923 <text:s/>-4.5161329 31.46998 0.2018859</text:span></text:p>
      <text:p text:style-name="P390"><text:span text:style-name="T391">4-1</text:span><text:span text:style-name="T392"><text:s/>34.836923 <text:s/>13.3311078 56.34274<text:s/></text:span><text:span text:style-name="T393">0.0005362</text:span></text:p>
      <text:p text:style-name="P394"><text:span text:style-name="T395">3-2 11.730000 <text:s/>-7.5654029 31.02540 0.3734535</text:span></text:p>
      <text:p text:style-name="P396"><text:span text:style-name="T397">4-2</text:span><text:span text:style-name="T398"><text:s/>33.090000 <text:s/>10.4833063 55.69669<text:s/></text:span><text:span text:style-name="T399">0.0018562</text:span></text:p>
      <text:p text:style-name="P400"><text:span text:style-name="T401">4-3 21.360000 <text:s/>-0.1458153 42.86582 0.0521481</text:span></text:p>
      <text:p text:style-name="P402">Significant differences between:</text:p>
      <text:list text:style-name="LFO1" text:continue-numbering="true">
        <text:list-item>
          <text:p text:style-name="P403">WithPCS: C4 has higher tmt_diff compared to C1 and C2</text:p>
        </text:list-item>
        <text:list-item>
          <text:p text:style-name="P404">WithPCS: Borderline significant difference between C4 and C3</text:p>
        </text:list-item>
      </text:list>
      <text:p text:style-name="P405"/>
      <text:p text:style-name="P406"># Cognitive variables actual values - WithoutPCS</text:p>
      <text:p text:style-name="P407">&gt; tukey_results_withoutPCS</text:p>
      <text:p text:style-name="P408">$pvt_reaction_time</text:p>
      <text:p text:style-name="P409"><text:s text:c="2"/>Tukey multiple comparisons of means</text:p>
      <text:p text:style-name="P410"><text:s text:c="4"/>95% family-wise confidence level</text:p>
      <text:p text:style-name="P411"/>
      <text:p text:style-name="P412">$`as.factor(withoutPCS_data$cluster)`</text:p>
      <text:p text:style-name="P413"><text:s text:c="12"/>diff <text:s text:c="8"/>lwr <text:s text:c="8"/>upr <text:s text:c="4"/>p adj</text:p>
      <text:p text:style-name="P414"><text:span text:style-name="T415">2-1</text:span><text:span text:style-name="T416"><text:s/>-0.058896296 -0.09496554 -0.02282705<text:s/></text:span><text:span text:style-name="T417">0.0008321</text:span></text:p>
      <text:p text:style-name="P418"><text:span text:style-name="T419">3-1</text:span><text:span text:style-name="T420"><text:s/>-0.052786687 -0.10286368 -0.00270969<text:s/></text:span><text:span text:style-name="T421">0.0362728</text:span></text:p>
      <text:p text:style-name="P422"><text:span text:style-name="T423">4-1</text:span><text:span text:style-name="T424"><text:s text:c="2"/>0.084180691 <text:s/>0.01087547 <text:s/>0.15748591<text:s/></text:span><text:span text:style-name="T425">0.0203409</text:span></text:p>
      <text:p text:style-name="P426">3-2 <text:s/>0.006109609 -0.03462409 <text:s/>0.04684330 0.9753364</text:p>
      <text:p text:style-name="P427"><text:span text:style-name="T428">4-2</text:span><text:span text:style-name="T429"><text:s text:c="2"/>0.143076987 <text:s/>0.07580751 <text:s/>0.21034647<text:s/></text:span><text:span text:style-name="T430">0.0000300</text:span></text:p>
      <text:p text:style-name="P431"><text:span text:style-name="T432">4-3</text:span><text:span text:style-name="T433"><text:s text:c="2"/>0.136967378 <text:s/>0.06125807 <text:s/>0.21267668<text:s/></text:span><text:span text:style-name="T434">0.0002520</text:span></text:p>
      <text:p text:style-name="P435">Significant differences between:</text:p>
      <text:list text:style-name="LFO1" text:continue-numbering="true">
        <text:list-item>
          <text:p text:style-name="P436">WithoutPCS: C2 and C3 significant shorter reaction time than C1</text:p>
        </text:list-item>
        <text:list-item>
          <text:p text:style-name="P437">WithoutPCS: C4 has significantly longer reaction time than C1,C2 and C3</text:p>
        </text:list-item>
      </text:list>
      <text:p text:style-name="P438"/>
      <text:p text:style-name="P439">$nback_miss_1</text:p>
      <text:p text:style-name="P440"><text:s text:c="2"/>Tukey multiple comparisons of means</text:p>
      <text:p text:style-name="P441"><text:s text:c="4"/>95% family-wise confidence level</text:p>
      <text:p text:style-name="P442"/>
      <text:p text:style-name="P443">$`as.factor(withoutPCS_data$cluster)`</text:p>
      <text:p text:style-name="P444"><text:s text:c="9"/>diff <text:s text:c="7"/>lwr <text:s text:c="6"/>upr <text:s text:c="4"/>p adj</text:p>
      <text:p text:style-name="P445"><text:span text:style-name="T446">2-1</text:span><text:span text:style-name="T447"><text:s/>-6.592105 -11.583724 -1.600486<text:s/></text:span><text:span text:style-name="T448">0.0067323</text:span></text:p>
      <text:p text:style-name="P449">3-1 -4.750000 -11.680151 <text:s/>2.180151 0.2570190</text:p>
      <text:p text:style-name="P450">4-1 -1.750000 -11.894702 <text:s/>8.394702 0.9633309</text:p>
      <text:p text:style-name="P451">3-2 <text:s/>1.842105 <text:s/>-3.795027 <text:s/>7.479237 0.8026830</text:p>
      <text:p text:style-name="P452">4-2 <text:s/>4.842105 <text:s/>-4.467312 14.151523 0.4887665</text:p>
      <text:p text:style-name="P453"><text:span text:style-name="T454">4-3 <text:s/>3.000000 <text:s/>-7.477404 13.477404 0.8571620</text:span></text:p>
      <text:p text:style-name="P455">Significant differences between:</text:p>
      <text:list text:style-name="LFO1" text:continue-numbering="true">
        <text:list-item>
          <text:p text:style-name="P456">WithoutPCS: C2 significantly more missings than C1</text:p>
        </text:list-item>
      </text:list>
      <text:p text:style-name="P457"/>
      <text:p text:style-name="P458">$nback_miss_2</text:p>
      <text:p text:style-name="P459"><text:s text:c="2"/>Tukey multiple comparisons of means</text:p>
      <text:p text:style-name="P460"><text:s text:c="4"/>95% family-wise confidence level</text:p>
      <text:p text:style-name="P461"/>
      <text:p text:style-name="P462">$`as.factor(withoutPCS_data$cluster)`</text:p>
      <text:p text:style-name="P463"><text:s text:c="9"/>diff <text:s text:c="8"/>lwr <text:s text:c="6"/>upr <text:s text:c="4"/>p adj</text:p>
      <text:p text:style-name="P464">2-1 -5.697368 -11.5133649 <text:s/>0.118628 0.0562946</text:p>
      <text:p text:style-name="P465">3-1 <text:s/>1.250000 <text:s/>-6.8246816 <text:s/>9.324682 0.9730096</text:p>
      <text:p text:style-name="P466">4-1 -3.750000 -15.5701236 <text:s/>8.070124 0.8161648</text:p>
      <text:p text:style-name="P467"><text:span text:style-name="T468">3-2</text:span><text:span text:style-name="T469"><text:s text:c="2"/>6.947368 <text:s text:c="2"/>0.3792508 13.515486<text:s/></text:span><text:span text:style-name="T470">0.0354889</text:span></text:p>
      <text:p text:style-name="P471">4-2 <text:s/>1.947368 <text:s/>-8.8995209 12.794258 0.9589843</text:p>
      <text:p text:style-name="P472"><text:span text:style-name="T473">4-3 -5.000000 -17.2077711 <text:s/>7.207771 0.6731786</text:span></text:p>
      <text:p text:style-name="P474">Significant differences between:</text:p>
      <text:list text:style-name="LFO1" text:continue-numbering="true">
        <text:list-item>
          <text:p text:style-name="P475">WithoutPCS: C3 more missings than C2</text:p>
        </text:list-item>
        <text:list-item>
          <text:p text:style-name="P476">Borderline C2 and C1</text:p>
        </text:list-item>
      </text:list>
      <text:p text:style-name="P477"/>
      <text:p text:style-name="P478">$tmt_a_time</text:p>
      <text:p text:style-name="P479"><text:s text:c="2"/>Tukey multiple comparisons of means</text:p>
      <text:p text:style-name="P480"><text:s text:c="4"/>95% family-wise confidence level</text:p>
      <text:p text:style-name="P481"/>
      <text:p text:style-name="P482">$`as.factor(withoutPCS_data$cluster)`</text:p>
      <text:p text:style-name="P483"><text:s text:c="9"/>diff <text:s text:c="8"/>lwr <text:s text:c="6"/>upr <text:s text:c="4"/>p adj</text:p>
      <text:p text:style-name="P484">2-1 -5.415789 -13.7404105 <text:s/>2.908832 0.2987057</text:p>
      <text:p text:style-name="P485">3-1 <text:s/>4.950000 <text:s/>-6.6075491 16.507549 0.6419691</text:p>
      <text:p text:style-name="P486">4-1 14.930000 <text:s/>-1.9885196 31.848520 0.0970044</text:p>
      <text:p text:style-name="P487"><text:span text:style-name="T488">3-2</text:span><text:span text:style-name="T489"><text:s/>10.365789 <text:s text:c="2"/>0.9646334 19.766946<text:s/></text:span><text:span text:style-name="T490">0.0270111</text:span></text:p>
      <text:p text:style-name="P491"><text:span text:style-name="T492">4-2</text:span><text:span text:style-name="T493"><text:s/>20.345789 <text:s text:c="2"/>4.8202912 35.871288<text:s/></text:span><text:span text:style-name="T494">0.0071955</text:span></text:p>
      <text:p text:style-name="P495"><text:span text:style-name="T496">4-3 <text:s/>9.980000 <text:s/>-7.4933719 27.453372 0.4087842</text:span></text:p>
      <text:p text:style-name="P497">Significant differences between:</text:p>
      <text:list text:style-name="LFO1" text:continue-numbering="true">
        <text:list-item>
          <text:p text:style-name="P498">WithoutPCS: C3 and C4 significantly slower than C2</text:p>
        </text:list-item>
      </text:list>
      <text:p text:style-name="P499"/>
      <text:p text:style-name="P500">$tmt_b_time</text:p>
      <text:p text:style-name="P501"><text:s text:c="2"/>Tukey multiple comparisons of means</text:p>
      <text:p text:style-name="P502"><text:s text:c="4"/>95% family-wise confidence level</text:p>
      <text:p text:style-name="P503"/>
      <text:p text:style-name="P504">$`as.factor(withoutPCS_data$cluster)`</text:p>
      <text:p text:style-name="P505"><text:s text:c="10"/>diff <text:s text:c="8"/>lwr <text:s text:c="5"/>upr <text:s text:c="4"/>p adj</text:p>
      <text:p text:style-name="P506">2-1 <text:s/>-1.939474 -23.9245537 20.04561 0.9947401</text:p>
      <text:p text:style-name="P507">3-1 <text:s/>29.993333 <text:s/>-0.5298149 60.51648 0.0553137</text:p>
      <text:p text:style-name="P508">4-1 <text:s/>19.730000 -24.9513138 64.41131 0.6196556</text:p>
      <text:p text:style-name="P509"><text:span text:style-name="T510">3-2</text:span><text:span text:style-name="T511"><text:s text:c="2"/>31.932807 <text:s text:c="2"/>7.1046296 56.76098<text:s/></text:span><text:span text:style-name="T512">0.0084334</text:span></text:p>
      <text:p text:style-name="P513">4-2 <text:s/>21.669474 -19.3329119 62.67186 0.4752699</text:p>
      <text:soft-page-break/>
      <text:p text:style-name="P514"><text:span text:style-name="T515">4-3 -10.263333 -56.4099958 35.88333 0.9261010</text:span></text:p>
      <text:p text:style-name="P516">Significant differences between:</text:p>
      <text:list text:style-name="LFO1" text:continue-numbering="true">
        <text:list-item>
          <text:p text:style-name="P517">WithoutPCS: C3 significantly slower than C2</text:p>
        </text:list-item>
      </text:list>
      <text:p text:style-name="P518"/>
      <text:p text:style-name="P519"># Cognitive variables winsorized Data</text:p>
      <text:p text:style-name="P520">$pvt_reaction_time_w</text:p>
      <text:p text:style-name="P521"><text:s text:c="2"/>Tukey multiple comparisons of means</text:p>
      <text:p text:style-name="P522"><text:s text:c="4"/>95% family-wise confidence level</text:p>
      <text:p text:style-name="P523"/>
      <text:p text:style-name="P524">$`as.factor(cluster)`</text:p>
      <text:p text:style-name="P525"><text:s text:c="11"/>diff <text:s text:c="9"/>lwr <text:s text:c="8"/>upr <text:s text:c="4"/>p adj</text:p>
      <text:p text:style-name="P526"><text:span text:style-name="T527">2-1</text:span><text:span text:style-name="T528"><text:s/>-0.07410493 -0.098301878 -0.04990798<text:s/></text:span><text:span text:style-name="T529">0.0000000</text:span></text:p>
      <text:p text:style-name="P530"><text:span text:style-name="T531">3-1</text:span><text:span text:style-name="T532"><text:s/>-0.05788375 -0.085475401 -0.03029210<text:s/></text:span><text:span text:style-name="T533">0.0000035</text:span></text:p>
      <text:p text:style-name="P534"><text:span text:style-name="T535">4-1</text:span><text:span text:style-name="T536"><text:s text:c="2"/>0.04896256 <text:s/>0.014999587 <text:s/>0.08292554<text:s/></text:span><text:span text:style-name="T537">0.0017700</text:span></text:p>
      <text:p text:style-name="P538">3-2 <text:s/>0.01622118 -0.008447874 <text:s/>0.04089023 0.3150419</text:p>
      <text:p text:style-name="P539"><text:span text:style-name="T540">4-2</text:span><text:span text:style-name="T541"><text:s text:c="2"/>0.12306749 <text:s/>0.091432911 <text:s/>0.15470207<text:s/></text:span><text:span text:style-name="T542">0.0000000</text:span></text:p>
      <text:p text:style-name="P543"><text:span text:style-name="T544">4-3</text:span><text:span text:style-name="T545"><text:s text:c="2"/>0.10684631 <text:s/>0.072545387 <text:s/>0.14114724<text:s/></text:span><text:span text:style-name="T546">0.0000000</text:span></text:p>
      <text:p text:style-name="P547">Significant differences between:</text:p>
      <text:list text:style-name="LFO1" text:continue-numbering="true">
        <text:list-item>
          <text:p text:style-name="P548">C2 and C3 have significantly lower reaction times than C1</text:p>
        </text:list-item>
        <text:list-item>
          <text:p text:style-name="P549">C4 has higher reaction times than C1, C2, C3</text:p>
        </text:list-item>
      </text:list>
      <text:p text:style-name="P550"/>
      <text:p text:style-name="P551">$tmt_a_time_w</text:p>
      <text:p text:style-name="P552"><text:s text:c="2"/>Tukey multiple comparisons of means</text:p>
      <text:p text:style-name="P553"><text:s text:c="4"/>95% family-wise confidence level</text:p>
      <text:p text:style-name="P554"/>
      <text:p text:style-name="P555">$`as.factor(cluster)`</text:p>
      <text:p text:style-name="P556"><text:s text:c="9"/>diff <text:s text:c="8"/>lwr <text:s text:c="6"/>upr <text:s text:c="4"/>p adj</text:p>
      <text:p text:style-name="P557"><text:span text:style-name="T558">2-1</text:span><text:span text:style-name="T559"><text:s/>-6.419310 -11.0300296 -1.808591<text:s/></text:span><text:span text:style-name="T560">0.0026843</text:span></text:p>
      <text:p text:style-name="P561">3-1 <text:s/>4.750391 <text:s/>-0.5071876 10.007969 0.0906829</text:p>
      <text:p text:style-name="P562"><text:span text:style-name="T563">4-1</text:span><text:span text:style-name="T564"><text:s/>10.533281 <text:s text:c="2"/>4.0616498 17.004913<text:s/></text:span><text:span text:style-name="T565">0.0003413</text:span></text:p>
      <text:p text:style-name="P566"><text:span text:style-name="T567">3-2</text:span><text:span text:style-name="T568"><text:s/>11.169701 <text:s text:c="2"/>6.4690231 15.870379<text:s/></text:span><text:span text:style-name="T569">0.0000002</text:span></text:p>
      <text:p text:style-name="P570"><text:span text:style-name="T571">4-2</text:span><text:span text:style-name="T572"><text:s/>16.952592 <text:s/>10.9246353 22.980548<text:s/></text:span><text:span text:style-name="T573">0.0000000</text:span></text:p>
      <text:p text:style-name="P574"><text:span text:style-name="T575">4-3 <text:s/>5.782891 <text:s/>-0.7531367 12.318918 0.1011462</text:span></text:p>
      <text:p text:style-name="P576">Significant differences between:</text:p>
      <text:list text:style-name="LFO1" text:continue-numbering="true">
        <text:list-item>
          <text:p text:style-name="P577">C2 lower time than C1</text:p>
        </text:list-item>
        <text:list-item>
          <text:p text:style-name="P578">C4 has significantly higher time than C1 and C2</text:p>
        </text:list-item>
        <text:list-item>
          <text:p text:style-name="P579">C3 has significantly higher time than C2</text:p>
        </text:list-item>
      </text:list>
      <text:p text:style-name="P580"/>
      <text:p text:style-name="P581">$tmt_b_time_w</text:p>
      <text:p text:style-name="P582"><text:s text:c="2"/>Tukey multiple comparisons of means</text:p>
      <text:p text:style-name="P583"><text:s text:c="4"/>95% family-wise confidence level</text:p>
      <text:p text:style-name="P584"/>
      <text:p text:style-name="P585">$`as.factor(cluster)`</text:p>
      <text:p text:style-name="P586"><text:s text:c="9"/>diff <text:s text:c="7"/>lwr <text:s text:c="6"/>upr <text:s text:c="4"/>p adj</text:p>
      <text:p text:style-name="P587">2-1 -3.565822 -12.861532 <text:s/>5.729889 0.7435482</text:p>
      <text:p text:style-name="P588"><text:span text:style-name="T589">3-1</text:span><text:span text:style-name="T590"><text:s/>18.469733 <text:s text:c="2"/>7.869885 29.069582<text:s/></text:span><text:span text:style-name="T591">0.0001171</text:span></text:p>
      <text:p text:style-name="P592"><text:span text:style-name="T593">4-1</text:span><text:span text:style-name="T594"><text:s/>30.163952 <text:s/>17.116441 43.211464<text:s/></text:span><text:span text:style-name="T595">0.0000004</text:span></text:p>
      <text:p text:style-name="P596"><text:span text:style-name="T597">3-2</text:span><text:span text:style-name="T598"><text:s/>22.035555 <text:s/>12.558478 31.512632<text:s/></text:span><text:span text:style-name="T599">0.0000003</text:span></text:p>
      <text:p text:style-name="P600"><text:span text:style-name="T601">4-2</text:span><text:span text:style-name="T602"><text:s/>33.729774 <text:s/>21.576759 45.882788<text:s/></text:span><text:span text:style-name="T603">0.0000000</text:span></text:p>
      <text:p text:style-name="P604"><text:span text:style-name="T605">4-3 11.694219 <text:s/>-1.483122 24.871560 0.0995955</text:span></text:p>
      <text:p text:style-name="P606">Significant differences between:</text:p>
      <text:list text:style-name="LFO1" text:continue-numbering="true">
        <text:list-item>
          <text:p text:style-name="P607">C3 and C4 significantly higher time than C1 and C2</text:p>
        </text:list-item>
      </text:list>
      <text:p text:style-name="P608"/>
      <text:p text:style-name="P609">$tmt_diff_w</text:p>
      <text:p text:style-name="P610"><text:s text:c="2"/>Tukey multiple comparisons of means</text:p>
      <text:soft-page-break/>
      <text:p text:style-name="P611"><text:s text:c="4"/>95% family-wise confidence level</text:p>
      <text:p text:style-name="P612"/>
      <text:p text:style-name="P613">$`as.factor(cluster)`</text:p>
      <text:p text:style-name="P614"><text:s text:c="9"/>diff <text:s text:c="6"/>lwr <text:s text:c="5"/>upr <text:s text:c="4"/>p adj</text:p>
      <text:p text:style-name="P615">2-1 <text:s/>2.853489 -6.124869 11.83185 0.8363185</text:p>
      <text:p text:style-name="P616"><text:span text:style-name="T617">3-1</text:span><text:span text:style-name="T618"><text:s/>13.719343 <text:s/>3.481371 23.95732<text:s/></text:span><text:span text:style-name="T619">0.0041260</text:span></text:p>
      <text:p text:style-name="P620"><text:span text:style-name="T621">4-1</text:span><text:span text:style-name="T622"><text:s/>19.630671 <text:s/>7.028598 32.23274<text:s/></text:span><text:span text:style-name="T623">0.0006422</text:span></text:p>
      <text:p text:style-name="P624"><text:span text:style-name="T625">3-2</text:span><text:span text:style-name="T626"><text:s/>10.865854 <text:s/>1.712322 20.01939<text:s/></text:span><text:span text:style-name="T627">0.0135921</text:span></text:p>
      <text:p text:style-name="P628"><text:span text:style-name="T629">4-2</text:span><text:span text:style-name="T630"><text:s/>16.777182 <text:s/>5.039069 28.51530<text:s/></text:span><text:span text:style-name="T631">0.0019660</text:span></text:p>
      <text:p text:style-name="P632"><text:span text:style-name="T633">4-3 <text:s/>5.911328 -6.816141 18.63880 0.6138830</text:span></text:p>
      <text:p text:style-name="P634">Significant differences between:</text:p>
      <text:list text:style-name="LFO1" text:continue-numbering="true">
        <text:list-item>
          <text:p text:style-name="P635">C3 and C4 higher differences than C1 and C2</text:p>
        </text:list-item>
      </text:list>
      <text:p text:style-name="P636"/>
      <text:p text:style-name="P637"># Cognitive variables winsorized Data - WithPCS</text:p>
      <text:p text:style-name="P638">&gt; tukey_results_withPCS</text:p>
      <text:p text:style-name="P639">$pvt_reaction_time_w</text:p>
      <text:p text:style-name="P640"><text:s text:c="2"/>Tukey multiple comparisons of means</text:p>
      <text:p text:style-name="P641"><text:s text:c="4"/>95% family-wise confidence level</text:p>
      <text:p text:style-name="P642"/>
      <text:p text:style-name="P643">$`as.factor(withPCS_data$cluster)`</text:p>
      <text:p text:style-name="P644"><text:s text:c="11"/>diff <text:s text:c="9"/>lwr <text:s text:c="8"/>upr <text:s text:c="4"/>p adj</text:p>
      <text:p text:style-name="P645"><text:span text:style-name="T646">2-1</text:span><text:span text:style-name="T647"><text:s/>-0.07624085 -0.114234672 -0.03824704<text:s/></text:span><text:span text:style-name="T648">0.0000214</text:span></text:p>
      <text:p text:style-name="P649"><text:span text:style-name="T650">3-1</text:span><text:span text:style-name="T651"><text:s/>-0.06035277 -0.095782187 -0.02492335<text:s/></text:span><text:span text:style-name="T652">0.0002711</text:span></text:p>
      <text:p text:style-name="P653">4-1 <text:s/>0.04116117 -0.001185086 <text:s/>0.08350742 0.0593959</text:p>
      <text:p text:style-name="P654">3-2 <text:s/>0.01588808 -0.022105732 <text:s/>0.05388190 0.6782792</text:p>
      <text:p text:style-name="P655"><text:span text:style-name="T656">4-2</text:span><text:span text:style-name="T657"><text:s text:c="2"/>0.11740202 <text:s/>0.072888073 <text:s/>0.16191597<text:s/></text:span><text:span text:style-name="T658">0.0000001</text:span></text:p>
      <text:p text:style-name="P659"><text:span text:style-name="T660">4-3</text:span><text:span text:style-name="T661"><text:s text:c="2"/>0.10151394 <text:s/>0.059167684 <text:s/>0.14386019<text:s/></text:span><text:span text:style-name="T662">0.0000008</text:span></text:p>
      <text:p text:style-name="P663">Significant differences between:</text:p>
      <text:list text:style-name="LFO1" text:continue-numbering="true">
        <text:list-item>
          <text:p text:style-name="P664">WithPCS: C2 and C3 have lower reaction time than C1 and C4</text:p>
        </text:list-item>
      </text:list>
      <text:p text:style-name="P665"/>
      <text:p text:style-name="P666">$tmt_a_time_w</text:p>
      <text:p text:style-name="P667"><text:s text:c="2"/>Tukey multiple comparisons of means</text:p>
      <text:p text:style-name="P668"><text:s text:c="4"/>95% family-wise confidence level</text:p>
      <text:p text:style-name="P669"/>
      <text:p text:style-name="P670">$`as.factor(withPCS_data$cluster)`</text:p>
      <text:p text:style-name="P671"><text:s text:c="9"/>diff <text:s text:c="7"/>lwr <text:s text:c="7"/>upr <text:s text:c="4"/>p adj</text:p>
      <text:p text:style-name="P672">2-1 -6.001231 -12.855987 <text:s/>0.8535254 0.1043696</text:p>
      <text:p text:style-name="P673">3-1 <text:s/>4.592019 <text:s/>-1.800074 10.9841123 0.2333638</text:p>
      <text:p text:style-name="P674"><text:span text:style-name="T675">4-1</text:span><text:span text:style-name="T676"><text:s text:c="2"/>9.664519 <text:s text:c="2"/>2.024507 17.3045317<text:s/></text:span><text:span text:style-name="T677">0.0083088</text:span></text:p>
      <text:p text:style-name="P678"><text:span text:style-name="T679">3-2</text:span><text:span text:style-name="T680"><text:s/>10.593250 <text:s text:c="2"/>3.738494 17.4480061<text:s/></text:span><text:span text:style-name="T681">0.0009753</text:span></text:p>
      <text:p text:style-name="P682"><text:span text:style-name="T683">4-2</text:span><text:span text:style-name="T684"><text:s/>15.665750 <text:s text:c="2"/>7.634647 23.6968532<text:s/></text:span><text:span text:style-name="T685">0.0000344</text:span></text:p>
      <text:p text:style-name="P686"><text:span text:style-name="T687">4-3 <text:s/>5.072500 <text:s/>-2.567513 12.7125125 0.2973581</text:span></text:p>
      <text:p text:style-name="P688">Significant differences between:</text:p>
      <text:list text:style-name="LFO1" text:continue-numbering="true">
        <text:list-item>
          <text:p text:style-name="P689">WithPCS: C4 has higher TMT a time compared to C1 and C2</text:p>
        </text:list-item>
        <text:list-item>
          <text:p text:style-name="P690">WithPCS: C3 has higher TMT a time compared to C2</text:p>
        </text:list-item>
      </text:list>
      <text:p text:style-name="P691"/>
      <text:p text:style-name="P692">$tmt_b_time_w</text:p>
      <text:p text:style-name="P693"><text:s text:c="2"/>Tukey multiple comparisons of means</text:p>
      <text:p text:style-name="P694"><text:s text:c="4"/>95% family-wise confidence level</text:p>
      <text:p text:style-name="P695"/>
      <text:p text:style-name="P696">$`as.factor(withPCS_data$cluster)`</text:p>
      <text:p text:style-name="P697"><text:s text:c="9"/>diff <text:s text:c="8"/>lwr <text:s text:c="6"/>upr <text:s text:c="4"/>p adj</text:p>
      <text:p text:style-name="P698">2-1 -4.254308 -17.2885699 <text:s/>8.779954 0.8172798</text:p>
      <text:p text:style-name="P699"><text:span text:style-name="T700">3-1</text:span><text:span text:style-name="T701"><text:s/>17.469135 <text:s text:c="2"/>5.3146225 29.623647<text:s/></text:span><text:span text:style-name="T702">0.0022797</text:span></text:p>
      <text:p text:style-name="P703"><text:span text:style-name="T704">4-1</text:span><text:span text:style-name="T705"><text:s/>31.405907 <text:s/>16.8784859 45.933327<text:s/></text:span><text:span text:style-name="T706">0.0000057</text:span></text:p>
      <text:p text:style-name="P707"><text:span text:style-name="T708">3-2</text:span><text:span text:style-name="T709"><text:s/>21.723442 <text:s text:c="2"/>8.6891801 34.757704<text:s/></text:span><text:span text:style-name="T710">0.0003666</text:span></text:p>
      <text:p text:style-name="P711"><text:span text:style-name="T712">4-2</text:span><text:span text:style-name="T713"><text:s/>35.660214 <text:s/>20.3891378 50.931291<text:s/></text:span><text:span text:style-name="T714">0.0000013</text:span></text:p>
      <text:p text:style-name="P715"><text:span text:style-name="T716">4-3 13.936772 <text:s/>-0.5906487 28.464193 0.0641323</text:span></text:p>
      <text:p text:style-name="P717">Significant differences between:</text:p>
      <text:soft-page-break/>
      <text:list text:style-name="LFO1" text:continue-numbering="true">
        <text:list-item>
          <text:p text:style-name="P718">WithPCS: C3 and C4 have higher time compared to C1 and C2</text:p>
        </text:list-item>
      </text:list>
      <text:p text:style-name="P719"/>
      <text:p text:style-name="P720">$tmt_diff_w</text:p>
      <text:p text:style-name="P721"><text:s text:c="2"/>Tukey multiple comparisons of means</text:p>
      <text:p text:style-name="P722"><text:s text:c="4"/>95% family-wise confidence level</text:p>
      <text:p text:style-name="P723"/>
      <text:p text:style-name="P724">$`as.factor(withPCS_data$cluster)`</text:p>
      <text:p text:style-name="P725"><text:s text:c="9"/>diff <text:s text:c="8"/>lwr <text:s text:c="5"/>upr <text:s text:c="4"/>p adj</text:p>
      <text:p text:style-name="P726">2-1 <text:s/>1.746923 -11.3867950 14.88064 0.9841865</text:p>
      <text:p text:style-name="P727"><text:span text:style-name="T728">3-1</text:span><text:span text:style-name="T729"><text:s/>12.877115 <text:s text:c="2"/>0.6298602 25.12437<text:s/></text:span><text:span text:style-name="T730">0.0360914</text:span></text:p>
      <text:p text:style-name="P731"><text:span text:style-name="T732">4-1</text:span><text:span text:style-name="T733"><text:s/>21.741387 <text:s text:c="2"/>7.1031175 36.37966<text:s/></text:span><text:span text:style-name="T734">0.0015688</text:span></text:p>
      <text:p text:style-name="P735">3-2 11.130192 <text:s/>-2.0035257 24.26391 0.1217862</text:p>
      <text:p text:style-name="P736"><text:span text:style-name="T737">4-2</text:span><text:span text:style-name="T738"><text:s/>19.994464 <text:s text:c="2"/>4.6068643 35.38206<text:s/></text:span><text:span text:style-name="T739">0.0064610</text:span></text:p>
      <text:p text:style-name="P740"><text:span text:style-name="T741">4-3 <text:s/>8.864272 <text:s/>-5.7739979 23.50254 0.3768724</text:span></text:p>
      <text:p text:style-name="P742">Significant differences between:</text:p>
      <text:list text:style-name="LFO1" text:continue-numbering="true">
        <text:list-item>
          <text:p text:style-name="P743">WithPCS: C3 and C4 have higher differences than C1</text:p>
        </text:list-item>
        <text:list-item>
          <text:p text:style-name="P744">WithPCS: C4 has higher differences than C2</text:p>
        </text:list-item>
      </text:list>
      <text:p text:style-name="P745"/>
      <text:p text:style-name="P746"># Cognitive variables winsorized Data - WithoutPCS</text:p>
      <text:p text:style-name="P747">&gt; tukey_results_withoutPCS</text:p>
      <text:p text:style-name="P748">$pvt_reaction_time_w</text:p>
      <text:p text:style-name="P749"><text:s text:c="2"/>Tukey multiple comparisons of means</text:p>
      <text:p text:style-name="P750"><text:s text:c="4"/>95% family-wise confidence level</text:p>
      <text:p text:style-name="P751"/>
      <text:p text:style-name="P752">$`as.factor(withoutPCS_data$cluster)`</text:p>
      <text:p text:style-name="P753"><text:s text:c="12"/>diff <text:s text:c="8"/>lwr <text:s text:c="8"/>upr <text:s text:c="4"/>p adj</text:p>
      <text:p text:style-name="P754"><text:span text:style-name="T755">2-1</text:span><text:span text:style-name="T756"><text:s/>-0.058896296 -0.09496554 -0.02282705<text:s/></text:span><text:span text:style-name="T757">0.0008321</text:span></text:p>
      <text:p text:style-name="P758"><text:span text:style-name="T759">3-1</text:span><text:span text:style-name="T760"><text:s/>-0.052786687 -0.10286368 -0.00270969<text:s/></text:span><text:span text:style-name="T761">0.0362728</text:span></text:p>
      <text:p text:style-name="P762"><text:span text:style-name="T763">4-1</text:span><text:span text:style-name="T764"><text:s text:c="2"/>0.084180691 <text:s/>0.01087547 <text:s/>0.15748591<text:s/></text:span><text:span text:style-name="T765">0.0203409</text:span></text:p>
      <text:p text:style-name="P766">3-2 <text:s/>0.006109609 -0.03462409 <text:s/>0.04684330 0.9753364</text:p>
      <text:p text:style-name="P767"><text:span text:style-name="T768">4-2</text:span><text:span text:style-name="T769"><text:s text:c="2"/>0.143076987 <text:s/>0.07580751 <text:s/>0.21034647<text:s/></text:span><text:span text:style-name="T770">0.0000300</text:span></text:p>
      <text:p text:style-name="P771"><text:span text:style-name="T772">4-3</text:span><text:span text:style-name="T773"><text:s text:c="2"/>0.136967378 <text:s/>0.06125807 <text:s/>0.21267668<text:s/></text:span><text:span text:style-name="T774">0.0002520</text:span></text:p>
      <text:p text:style-name="P775">Significant differences between:</text:p>
      <text:list text:style-name="LFO1" text:continue-numbering="true">
        <text:list-item>
          <text:p text:style-name="P776">WithoutPCS:<text:s/>C4 has higher reaction time than C1, C2 and C3</text:p>
        </text:list-item>
        <text:list-item>
          <text:p text:style-name="P777">WithoutPCS: C1 has higher reaction time than C2 and C3</text:p>
        </text:list-item>
      </text:list>
      <text:p text:style-name="P778"/>
      <text:p text:style-name="P779">$tmt_a_time_w</text:p>
      <text:p text:style-name="P780"><text:s text:c="2"/>Tukey multiple comparisons of means</text:p>
      <text:p text:style-name="P781"><text:s text:c="4"/>95% family-wise confidence level</text:p>
      <text:p text:style-name="P782"/>
      <text:p text:style-name="P783">$`as.factor(withoutPCS_data$cluster)`</text:p>
      <text:p text:style-name="P784"><text:s text:c="9"/>diff <text:s text:c="8"/>lwr <text:s text:c="6"/>upr <text:s text:c="4"/>p adj</text:p>
      <text:p text:style-name="P785">2-1 -5.415789 -13.7404105 <text:s/>2.908832 0.2987057</text:p>
      <text:p text:style-name="P786">3-1 <text:s/>4.950000 <text:s/>-6.6075491 16.507549 0.6419691</text:p>
      <text:p text:style-name="P787">4-1 14.930000 <text:s/>-1.9885196 31.848520 0.0970044</text:p>
      <text:p text:style-name="P788"><text:span text:style-name="T789">3-2</text:span><text:span text:style-name="T790"><text:s/>10.365789 <text:s text:c="2"/>0.9646334 19.766946<text:s/></text:span><text:span text:style-name="T791">0.0270111</text:span></text:p>
      <text:p text:style-name="P792"><text:span text:style-name="T793">4-2</text:span><text:span text:style-name="T794"><text:s/>20.345789 <text:s text:c="2"/>4.8202912 35.871288<text:s/></text:span><text:span text:style-name="T795">0.0071955</text:span></text:p>
      <text:p text:style-name="P796"><text:span text:style-name="T797">4-3 <text:s/>9.980000 <text:s/>-7.4933719 27.453372 0.4087842</text:span></text:p>
      <text:p text:style-name="P798">Significant differences between:</text:p>
      <text:list text:style-name="LFO1" text:continue-numbering="true">
        <text:list-item>
          <text:p text:style-name="P799">WithoutPCS: C3 and C4 have higher completion time than C2</text:p>
        </text:list-item>
      </text:list>
      <text:p text:style-name="P800"/>
      <text:p text:style-name="P801">$tmt_b_time_w</text:p>
      <text:p text:style-name="P802"><text:s text:c="2"/>Tukey multiple comparisons of means</text:p>
      <text:p text:style-name="P803"><text:s text:c="4"/>95% family-wise confidence level</text:p>
      <text:p text:style-name="P804"/>
      <text:p text:style-name="P805">$`as.factor(withoutPCS_data$cluster)`</text:p>
      <text:p text:style-name="P806"><text:s text:c="9"/>diff <text:s text:c="7"/>lwr <text:s text:c="5"/>upr <text:s text:c="4"/>p adj</text:p>
      <text:soft-page-break/>
      <text:p text:style-name="P807">2-1 -1.939474 -20.453302 16.57436 0.9912820</text:p>
      <text:p text:style-name="P808">3-1 22.302917 <text:s/>-3.400894 48.00673 0.1050318</text:p>
      <text:p text:style-name="P809">4-1 19.730000 -17.896526 57.35653 0.4819168</text:p>
      <text:p text:style-name="P810"><text:span text:style-name="T811">3-2</text:span><text:span text:style-name="T812"><text:s/>24.242390 <text:s text:c="2"/>3.334364 45.15042<text:s/></text:span><text:span text:style-name="T813">0.0189721</text:span></text:p>
      <text:p text:style-name="P814">4-2 21.669474 -12.858995 56.19794 0.3284997</text:p>
      <text:p text:style-name="P815"><text:span text:style-name="T816">4-3 -2.572917 -41.433426 36.28759 0.9977518</text:span></text:p>
      <text:p text:style-name="P817">Significant differences between:</text:p>
      <text:list text:style-name="LFO1" text:continue-numbering="true">
        <text:list-item>
          <text:p text:style-name="P818">WithoutPCS: C3 higher completion time than C2</text:p>
        </text:list-item>
      </text:list>
      <text:p text:style-name="P819"/>
      <text:p text:style-name="P820">#<text:s/>Questionairs</text:p>
      <text:p text:style-name="P8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9T06:32:00Z</dc:date>
    <meta:template xlink:href="Normal.dotm" xlink:type="simple"/>
    <meta:editing-cycles>18</meta:editing-cycles>
    <meta:editing-duration>PT0S</meta:editing-duration>
    <meta:user-defined meta:name="GrammarlyDocumentId">7a64cbdb-7780-4642-82ea-41af99f16bae</meta:user-defined>
    <meta:document-statistic meta:page-count="9" meta:paragraph-count="401" meta:word-count="1935" meta:character-count="16138" meta:row-count="459" meta:non-whitespace-character-count="13415"/>
  </office:meta>
</office:document-meta>
</file>